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260000003CB95C5BD1.png"/>
  <manifest:file-entry manifest:media-type="image/png" manifest:full-path="Pictures/100002010000003C0000003C4FB155EB.png"/>
  <manifest:file-entry manifest:media-type="image/png" manifest:full-path="Pictures/10000201000000230000003C26544F40.png"/>
  <manifest:file-entry manifest:media-type="image/png" manifest:full-path="Pictures/100002010000002E0000003CED605545.png"/>
  <manifest:file-entry manifest:media-type="image/png" manifest:full-path="Pictures/100002010000003C0000003CDF22C082.png"/>
  <manifest:file-entry manifest:media-type="image/png" manifest:full-path="Pictures/10000201000000200000003C89F555A1.png"/>
  <manifest:file-entry manifest:media-type="image/png" manifest:full-path="Pictures/10000201000000320000003CBC9FCA3C.png"/>
  <manifest:file-entry manifest:media-type="image/png" manifest:full-path="Pictures/10000201000000380000003C84954127.png"/>
  <manifest:file-entry manifest:media-type="image/png" manifest:full-path="Pictures/100002010000002F0000003C2ACB98B0.png"/>
  <manifest:file-entry manifest:media-type="image/png" manifest:full-path="Pictures/100002010000003C0000003CCA2450C4.png"/>
  <manifest:file-entry manifest:media-type="image/png" manifest:full-path="Pictures/100002010000002C0000003C665590FB.png"/>
  <manifest:file-entry manifest:media-type="image/png" manifest:full-path="Pictures/100002010000004A0000003C70AAD08C.png"/>
  <manifest:file-entry manifest:media-type="image/png" manifest:full-path="Pictures/10000201000000390000003C9B577D87.png"/>
  <manifest:file-entry manifest:media-type="image/png" manifest:full-path="Pictures/100002010000003C0000003CC8EB5FEB.png"/>
  <manifest:file-entry manifest:media-type="image/png" manifest:full-path="Pictures/100002010000002D0000003CCACD5E69.png"/>
  <manifest:file-entry manifest:media-type="image/png" manifest:full-path="Pictures/100002010000003C0000001F67A0BA0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3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number-columns-repeated="990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Spiele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90"/>
        </table:table-row>
        <table:table-row table:style-name="ro1">
          <table:table-cell office:value-type="float" office:value="1">
            <text:p>1</text:p>
            <draw:frame table:end-cell-address="Tabelle1.B2" table:end-x="0.348cm" table:end-y="0.5cm" draw:z-index="28" draw:name="Grafik 6" draw:style-name="gr1" draw:text-style-name="P1" svg:width="0.35cm" svg:height="0.5cm" svg:x="0.546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C2" table:end-x="0.495cm" table:end-y="0.5cm" draw:z-index="452" draw:name="Grafik 2" draw:style-name="gr1" draw:text-style-name="P1" svg:width="0.5cm" svg:height="0.5cm" svg:x="0.543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D2" table:end-x="0.493cm" table:end-y="0.5cm" draw:z-index="453" draw:name="Grafik 2" draw:style-name="gr1" draw:text-style-name="P1" svg:width="0.5cm" svg:height="0.5cm" svg:x="0.541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E2" table:end-x="0.489cm" table:end-y="0.5cm" draw:z-index="454" draw:name="Grafik 2" draw:style-name="gr1" draw:text-style-name="P1" svg:width="0.5cm" svg:height="0.5cm" svg:x="0.538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F2" table:end-x="0.337cm" table:end-y="0.5cm" draw:z-index="343" draw:name="Grafik 3" draw:style-name="gr1" draw:text-style-name="P1" svg:width="0.35cm" svg:height="0.5cm" svg:x="0.535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G2" table:end-x="0.335cm" table:end-y="0.5cm" draw:z-index="344" draw:name="Grafik 3" draw:style-name="gr1" draw:text-style-name="P1" svg:width="0.35cm" svg:height="0.5cm" svg:x="0.533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H2" table:end-x="0.332cm" table:end-y="0.5cm" draw:z-index="345" draw:name="Grafik 3" draw:style-name="gr1" draw:text-style-name="P1" svg:width="0.35cm" svg:height="0.5cm" svg:x="0.53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I2" table:end-x="0.329cm" table:end-y="0.5cm" draw:z-index="346" draw:name="Grafik 3" draw:style-name="gr1" draw:text-style-name="P1" svg:width="0.35cm" svg:height="0.5cm" svg:x="0.528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J2" table:end-x="0.476cm" table:end-y="0.5cm" draw:z-index="459" draw:name="Grafik 2" draw:style-name="gr1" draw:text-style-name="P1" svg:width="0.5cm" svg:height="0.5cm" svg:x="0.524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K2" table:end-x="0.474cm" table:end-y="0.5cm" draw:z-index="460" draw:name="Grafik 2" draw:style-name="gr1" draw:text-style-name="P1" svg:width="0.5cm" svg:height="0.5cm" svg:x="0.522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L2" table:end-x="0.47cm" table:end-y="0.5cm" draw:z-index="461" draw:name="Grafik 2" draw:style-name="gr1" draw:text-style-name="P1" svg:width="0.5cm" svg:height="0.5cm" svg:x="0.519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M2" table:end-x="0.468cm" table:end-y="0.5cm" draw:z-index="462" draw:name="Grafik 2" draw:style-name="gr1" draw:text-style-name="P1" svg:width="0.5cm" svg:height="0.5cm" svg:x="0.516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N2" table:end-x="0.466cm" table:end-y="0.5cm" draw:z-index="463" draw:name="Grafik 2" draw:style-name="gr1" draw:text-style-name="P1" svg:width="0.5cm" svg:height="0.5cm" svg:x="0.514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O2" table:end-x="0.463cm" table:end-y="0.5cm" draw:z-index="464" draw:name="Grafik 2" draw:style-name="gr1" draw:text-style-name="P1" svg:width="0.5cm" svg:height="0.5cm" svg:x="0.511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P2" table:end-x="0.46cm" table:end-y="0.5cm" draw:z-index="465" draw:name="Grafik 2" draw:style-name="gr1" draw:text-style-name="P1" svg:width="0.5cm" svg:height="0.5cm" svg:x="0.509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Q2" table:end-x="0.457cm" table:end-y="0.5cm" draw:z-index="466" draw:name="Grafik 2" draw:style-name="gr1" draw:text-style-name="P1" svg:width="0.5cm" svg:height="0.5cm" svg:x="0.505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R2" table:end-x="0.455cm" table:end-y="0.5cm" draw:z-index="467" draw:name="Grafik 2" draw:style-name="gr1" draw:text-style-name="P1" svg:width="0.5cm" svg:height="0.5cm" svg:x="0.503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S2" table:end-x="0.453cm" table:end-y="0.5cm" draw:z-index="468" draw:name="Grafik 2" draw:style-name="gr1" draw:text-style-name="P1" svg:width="0.5cm" svg:height="0.5cm" svg:x="0.501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T2" table:end-x="0.449cm" table:end-y="0.5cm" draw:z-index="469" draw:name="Grafik 2" draw:style-name="gr1" draw:text-style-name="P1" svg:width="0.5cm" svg:height="0.5cm" svg:x="0.498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U2" table:end-x="0.447cm" table:end-y="0.5cm" draw:z-index="470" draw:name="Grafik 2" draw:style-name="gr1" draw:text-style-name="P1" svg:width="0.5cm" svg:height="0.5cm" svg:x="0.495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V2" table:end-x="0.444cm" table:end-y="0.5cm" draw:z-index="471" draw:name="Grafik 2" draw:style-name="gr1" draw:text-style-name="P1" svg:width="0.5cm" svg:height="0.5cm" svg:x="0.492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W2" table:end-x="0.441cm" table:end-y="0.5cm" draw:z-index="472" draw:name="Grafik 2" draw:style-name="gr1" draw:text-style-name="P1" svg:width="0.5cm" svg:height="0.5cm" svg:x="0.49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X2" table:end-x="0.439cm" table:end-y="0.5cm" draw:z-index="473" draw:name="Grafik 2" draw:style-name="gr1" draw:text-style-name="P1" svg:width="0.5cm" svg:height="0.5cm" svg:x="0.487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Y2" table:end-x="0.436cm" table:end-y="0.5cm" draw:z-index="474" draw:name="Grafik 2" draw:style-name="gr1" draw:text-style-name="P1" svg:width="0.5cm" svg:height="0.5cm" svg:x="0.484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Z2" table:end-x="0.434cm" table:end-y="0.5cm" draw:z-index="475" draw:name="Grafik 2" draw:style-name="gr1" draw:text-style-name="P1" svg:width="0.5cm" svg:height="0.5cm" svg:x="0.482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AA2" table:end-x="0.43cm" table:end-y="0.5cm" draw:z-index="476" draw:name="Grafik 2" draw:style-name="gr1" draw:text-style-name="P1" svg:width="0.5cm" svg:height="0.5cm" svg:x="0.479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AB2" table:end-x="0.428cm" table:end-y="0.5cm" draw:z-index="477" draw:name="Grafik 2" draw:style-name="gr1" draw:text-style-name="P1" svg:width="0.5cm" svg:height="0.5cm" svg:x="0.476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AC2" table:end-x="0.425cm" table:end-y="0.5cm" draw:z-index="479" draw:name="Grafik 2" draw:style-name="gr1" draw:text-style-name="P1" svg:width="0.5cm" svg:height="0.5cm" svg:x="0.473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AD2" table:end-x="0.422cm" table:end-y="0.5cm" draw:z-index="12" draw:name="Grafik 2" draw:style-name="gr1" draw:text-style-name="P1" svg:width="0.5cm" svg:height="0.5cm" svg:x="0.471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AE2" table:end-x="0.42cm" table:end-y="0.5cm" draw:z-index="478" draw:name="Grafik 2" draw:style-name="gr1" draw:text-style-name="P1" svg:width="0.5cm" svg:height="0.5cm" svg:x="0.468cm" svg:y="0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58:14</text:p>
          </table:table-cell>
          <table:table-cell office:value-type="float" office:value="70">
            <text:p>70</text:p>
          </table:table-cell>
          <table:table-cell table:number-columns-repeated="990"/>
        </table:table-row>
        <table:table-row table:style-name="ro1">
          <table:table-cell office:value-type="float" office:value="2">
            <text:p>2</text:p>
            <draw:frame table:end-cell-address="Tabelle1.B3" table:end-x="0.498cm" table:end-y="0.501cm" draw:z-index="31" draw:name="Grafik 2" draw:style-name="gr1" draw:text-style-name="P1" svg:width="0.5cm" svg:height="0.5cm" svg:x="0.546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C3" table:end-x="0.345cm" table:end-y="0.501cm" draw:z-index="368" draw:name="Grafik 6" draw:style-name="gr1" draw:text-style-name="P1" svg:width="0.35cm" svg:height="0.5cm" svg:x="0.543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D3" table:end-x="0.443cm" table:end-y="0.501cm" draw:z-index="313" draw:name="Grafik 16" draw:style-name="gr1" draw:text-style-name="P1" svg:width="0.45cm" svg:height="0.5cm" svg:x="0.541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E3" table:end-x="0.439cm" table:end-y="0.501cm" draw:z-index="314" draw:name="Grafik 16" draw:style-name="gr1" draw:text-style-name="P1" svg:width="0.45cm" svg:height="0.5cm" svg:x="0.538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F3" table:end-x="0.487cm" table:end-y="0.501cm" draw:z-index="455" draw:name="Grafik 2" draw:style-name="gr1" draw:text-style-name="P1" svg:width="0.5cm" svg:height="0.5cm" svg:x="0.535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G3" table:end-x="0.485cm" table:end-y="0.501cm" draw:z-index="456" draw:name="Grafik 2" draw:style-name="gr1" draw:text-style-name="P1" svg:width="0.5cm" svg:height="0.5cm" svg:x="0.533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H3" table:end-x="0.482cm" table:end-y="0.501cm" draw:z-index="457" draw:name="Grafik 2" draw:style-name="gr1" draw:text-style-name="P1" svg:width="0.5cm" svg:height="0.5cm" svg:x="0.53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I3" table:end-x="0.479cm" table:end-y="0.501cm" draw:z-index="458" draw:name="Grafik 2" draw:style-name="gr1" draw:text-style-name="P1" svg:width="0.5cm" svg:height="0.5cm" svg:x="0.528cm" svg:y="0.001cm">
              <draw:image xlink:href="Pictures/100002010000003C0000003CDF22C082.png" xlink:type="simple" xlink:show="embed" xlink:actuate="onLoad">
                <text:p/>
              </draw:image>
            </draw:frame>
          </table:table-cell>
          <table:table-cell>
            <draw:frame table:end-cell-address="Tabelle1.J3" table:end-x="0.326cm" table:end-y="0.501cm" draw:z-index="347" draw:name="Grafik 3" draw:style-name="gr1" draw:text-style-name="P1" svg:width="0.35cm" svg:height="0.5cm" svg:x="0.524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K3" table:end-x="0.324cm" table:end-y="0.501cm" draw:z-index="348" draw:name="Grafik 3" draw:style-name="gr1" draw:text-style-name="P1" svg:width="0.35cm" svg:height="0.5cm" svg:x="0.522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L3" table:end-x="0.32cm" table:end-y="0.501cm" draw:z-index="349" draw:name="Grafik 3" draw:style-name="gr1" draw:text-style-name="P1" svg:width="0.35cm" svg:height="0.5cm" svg:x="0.519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M3" table:end-x="0.318cm" table:end-y="0.501cm" draw:z-index="351" draw:name="Grafik 3" draw:style-name="gr1" draw:text-style-name="P1" svg:width="0.35cm" svg:height="0.5cm" svg:x="0.516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N3" table:end-x="0.316cm" table:end-y="0.501cm" draw:z-index="352" draw:name="Grafik 3" draw:style-name="gr1" draw:text-style-name="P1" svg:width="0.35cm" svg:height="0.5cm" svg:x="0.514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O3" table:end-x="0.313cm" table:end-y="0.501cm" draw:z-index="353" draw:name="Grafik 3" draw:style-name="gr1" draw:text-style-name="P1" svg:width="0.35cm" svg:height="0.5cm" svg:x="0.511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P3" table:end-x="0.46cm" table:end-y="0.501cm" draw:z-index="437" draw:name="Grafik 5" draw:style-name="gr1" draw:text-style-name="P1" svg:width="0.5cm" svg:height="0.5cm" svg:x="0.509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Q3" table:end-x="0.307cm" table:end-y="0.501cm" draw:z-index="354" draw:name="Grafik 3" draw:style-name="gr1" draw:text-style-name="P1" svg:width="0.35cm" svg:height="0.5cm" svg:x="0.505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R3" table:end-x="0.305cm" table:end-y="0.501cm" draw:z-index="355" draw:name="Grafik 3" draw:style-name="gr1" draw:text-style-name="P1" svg:width="0.35cm" svg:height="0.5cm" svg:x="0.503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S3" table:end-x="0.453cm" table:end-y="0.501cm" draw:z-index="440" draw:name="Grafik 5" draw:style-name="gr1" draw:text-style-name="P1" svg:width="0.5cm" svg:height="0.5cm" svg:x="0.501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T3" table:end-x="0.299cm" table:end-y="0.501cm" draw:z-index="385" draw:name="Grafik 6" draw:style-name="gr1" draw:text-style-name="P1" svg:width="0.35cm" svg:height="0.5cm" svg:x="0.498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U3" table:end-x="0.297cm" table:end-y="0.501cm" draw:z-index="386" draw:name="Grafik 6" draw:style-name="gr1" draw:text-style-name="P1" svg:width="0.35cm" svg:height="0.5cm" svg:x="0.495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V3" table:end-x="0.294cm" table:end-y="0.501cm" draw:z-index="415" draw:name="Grafik 9" draw:style-name="gr1" draw:text-style-name="P1" svg:width="0.35cm" svg:height="0.5cm" svg:x="0.492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W3" table:end-x="0.441cm" table:end-y="0.501cm" draw:z-index="444" draw:name="Grafik 5" draw:style-name="gr1" draw:text-style-name="P1" svg:width="0.5cm" svg:height="0.5cm" svg:x="0.49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X3" table:end-x="0.439cm" table:end-y="0.501cm" draw:z-index="445" draw:name="Grafik 5" draw:style-name="gr1" draw:text-style-name="P1" svg:width="0.5cm" svg:height="0.5cm" svg:x="0.487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Y3" table:end-x="0.436cm" table:end-y="0.501cm" draw:z-index="446" draw:name="Grafik 5" draw:style-name="gr1" draw:text-style-name="P1" svg:width="0.5cm" svg:height="0.5cm" svg:x="0.484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Z3" table:end-x="0.434cm" table:end-y="0.501cm" draw:z-index="447" draw:name="Grafik 5" draw:style-name="gr1" draw:text-style-name="P1" svg:width="0.5cm" svg:height="0.5cm" svg:x="0.482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AA3" table:end-x="0.43cm" table:end-y="0.501cm" draw:z-index="448" draw:name="Grafik 5" draw:style-name="gr1" draw:text-style-name="P1" svg:width="0.5cm" svg:height="0.5cm" svg:x="0.479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AB3" table:end-x="0.428cm" table:end-y="0.501cm" draw:z-index="449" draw:name="Grafik 5" draw:style-name="gr1" draw:text-style-name="P1" svg:width="0.5cm" svg:height="0.5cm" svg:x="0.476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AC3" table:end-x="0.425cm" table:end-y="0.501cm" draw:z-index="450" draw:name="Grafik 5" draw:style-name="gr1" draw:text-style-name="P1" svg:width="0.5cm" svg:height="0.5cm" svg:x="0.473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AD3" table:end-x="0.422cm" table:end-y="0.501cm" draw:z-index="11" draw:name="Grafik 5" draw:style-name="gr1" draw:text-style-name="P1" svg:width="0.5cm" svg:height="0.5cm" svg:x="0.471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AE3" table:end-x="0.42cm" table:end-y="0.501cm" draw:z-index="451" draw:name="Grafik 5" draw:style-name="gr1" draw:text-style-name="P1" svg:width="0.5cm" svg:height="0.5cm" svg:x="0.468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59:34</text:p>
          </table:table-cell>
          <table:table-cell office:value-type="float" office:value="55">
            <text:p>55</text:p>
          </table:table-cell>
          <table:table-cell table:number-columns-repeated="990"/>
        </table:table-row>
        <table:table-row table:style-name="ro1">
          <table:table-cell office:value-type="float" office:value="3">
            <text:p>3</text:p>
            <draw:frame table:end-cell-address="Tabelle1.B4" table:end-x="0.348cm" table:end-y="0.501cm" draw:z-index="27" draw:name="Grafik 3" draw:style-name="gr1" draw:text-style-name="P1" svg:width="0.35cm" svg:height="0.5cm" svg:x="0.546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C4" table:end-x="0.345cm" table:end-y="0.501cm" draw:z-index="340" draw:name="Grafik 3" draw:style-name="gr1" draw:text-style-name="P1" svg:width="0.35cm" svg:height="0.5cm" svg:x="0.543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D4" table:end-x="0.493cm" table:end-y="0.501cm" draw:z-index="201" draw:name="Grafik 10" draw:style-name="gr1" draw:text-style-name="P1" svg:width="0.5cm" svg:height="0.5cm" svg:x="0.541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E4" table:end-x="0.339cm" table:end-y="0.501cm" draw:z-index="342" draw:name="Grafik 3" draw:style-name="gr1" draw:text-style-name="P1" svg:width="0.35cm" svg:height="0.5cm" svg:x="0.538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F4" table:end-x="0.437cm" table:end-y="0.501cm" draw:z-index="315" draw:name="Grafik 16" draw:style-name="gr1" draw:text-style-name="P1" svg:width="0.45cm" svg:height="0.5cm" svg:x="0.535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G4" table:end-x="0.435cm" table:end-y="0.501cm" draw:z-index="316" draw:name="Grafik 16" draw:style-name="gr1" draw:text-style-name="P1" svg:width="0.45cm" svg:height="0.5cm" svg:x="0.533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H4" table:end-x="0.482cm" table:end-y="0.501cm" draw:z-index="205" draw:name="Grafik 10" draw:style-name="gr1" draw:text-style-name="P1" svg:width="0.5cm" svg:height="0.5cm" svg:x="0.53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I4" table:end-x="0.329cm" table:end-y="0.501cm" draw:z-index="374" draw:name="Grafik 6" draw:style-name="gr1" draw:text-style-name="P1" svg:width="0.35cm" svg:height="0.5cm" svg:x="0.528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J4" table:end-x="0.476cm" table:end-y="0.501cm" draw:z-index="431" draw:name="Grafik 5" draw:style-name="gr1" draw:text-style-name="P1" svg:width="0.5cm" svg:height="0.5cm" svg:x="0.524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K4" table:end-x="0.474cm" table:end-y="0.501cm" draw:z-index="432" draw:name="Grafik 5" draw:style-name="gr1" draw:text-style-name="P1" svg:width="0.5cm" svg:height="0.5cm" svg:x="0.522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L4" table:end-x="0.47cm" table:end-y="0.501cm" draw:z-index="433" draw:name="Grafik 5" draw:style-name="gr1" draw:text-style-name="P1" svg:width="0.5cm" svg:height="0.5cm" svg:x="0.519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M4" table:end-x="0.418cm" table:end-y="0.501cm" draw:z-index="322" draw:name="Grafik 16" draw:style-name="gr1" draw:text-style-name="P1" svg:width="0.45cm" svg:height="0.5cm" svg:x="0.516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N4" table:end-x="0.416cm" table:end-y="0.501cm" draw:z-index="323" draw:name="Grafik 16" draw:style-name="gr1" draw:text-style-name="P1" svg:width="0.45cm" svg:height="0.5cm" svg:x="0.514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O4" table:end-x="0.463cm" table:end-y="0.501cm" draw:z-index="436" draw:name="Grafik 5" draw:style-name="gr1" draw:text-style-name="P1" svg:width="0.5cm" svg:height="0.5cm" svg:x="0.511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P4" table:end-x="0.31cm" table:end-y="0.501cm" draw:z-index="350" draw:name="Grafik 3" draw:style-name="gr1" draw:text-style-name="P1" svg:width="0.35cm" svg:height="0.5cm" svg:x="0.509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Q4" table:end-x="0.457cm" table:end-y="0.501cm" draw:z-index="438" draw:name="Grafik 5" draw:style-name="gr1" draw:text-style-name="P1" svg:width="0.5cm" svg:height="0.5cm" svg:x="0.505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R4" table:end-x="0.455cm" table:end-y="0.501cm" draw:z-index="439" draw:name="Grafik 5" draw:style-name="gr1" draw:text-style-name="P1" svg:width="0.5cm" svg:height="0.5cm" svg:x="0.503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S4" table:end-x="0.303cm" table:end-y="0.501cm" draw:z-index="356" draw:name="Grafik 3" draw:style-name="gr1" draw:text-style-name="P1" svg:width="0.35cm" svg:height="0.5cm" svg:x="0.501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T4" table:end-x="0.449cm" table:end-y="0.501cm" draw:z-index="441" draw:name="Grafik 5" draw:style-name="gr1" draw:text-style-name="P1" svg:width="0.5cm" svg:height="0.5cm" svg:x="0.498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U4" table:end-x="0.447cm" table:end-y="0.501cm" draw:z-index="442" draw:name="Grafik 5" draw:style-name="gr1" draw:text-style-name="P1" svg:width="0.5cm" svg:height="0.5cm" svg:x="0.495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V4" table:end-x="0.444cm" table:end-y="0.501cm" draw:z-index="443" draw:name="Grafik 5" draw:style-name="gr1" draw:text-style-name="P1" svg:width="0.5cm" svg:height="0.5cm" svg:x="0.492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W4" table:end-x="0.291cm" table:end-y="0.501cm" draw:z-index="388" draw:name="Grafik 6" draw:style-name="gr1" draw:text-style-name="P1" svg:width="0.35cm" svg:height="0.5cm" svg:x="0.49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X4" table:end-x="0.289cm" table:end-y="0.501cm" draw:z-index="389" draw:name="Grafik 6" draw:style-name="gr1" draw:text-style-name="P1" svg:width="0.35cm" svg:height="0.5cm" svg:x="0.487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Y4" table:end-x="0.286cm" table:end-y="0.501cm" draw:z-index="390" draw:name="Grafik 6" draw:style-name="gr1" draw:text-style-name="P1" svg:width="0.35cm" svg:height="0.5cm" svg:x="0.484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Z4" table:end-x="0.284cm" table:end-y="0.501cm" draw:z-index="419" draw:name="Grafik 9" draw:style-name="gr1" draw:text-style-name="P1" svg:width="0.35cm" svg:height="0.5cm" svg:x="0.482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AA4" table:end-x="0.28cm" table:end-y="0.501cm" draw:z-index="420" draw:name="Grafik 9" draw:style-name="gr1" draw:text-style-name="P1" svg:width="0.35cm" svg:height="0.5cm" svg:x="0.479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AB4" table:end-x="0.278cm" table:end-y="0.501cm" draw:z-index="365" draw:name="Grafik 3" draw:style-name="gr1" draw:text-style-name="P1" svg:width="0.35cm" svg:height="0.5cm" svg:x="0.476cm" svg:y="0.001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AC4" table:end-x="0.275cm" table:end-y="0.501cm" draw:z-index="422" draw:name="Grafik 9" draw:style-name="gr1" draw:text-style-name="P1" svg:width="0.35cm" svg:height="0.5cm" svg:x="0.473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AD4" table:end-x="0.272cm" table:end-y="0.501cm" draw:z-index="10" draw:name="Grafik 9" draw:style-name="gr1" draw:text-style-name="P1" svg:width="0.35cm" svg:height="0.5cm" svg:x="0.471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AE4" table:end-x="0.27cm" table:end-y="0.501cm" draw:z-index="423" draw:name="Grafik 9" draw:style-name="gr1" draw:text-style-name="P1" svg:width="0.35cm" svg:height="0.5cm" svg:x="0.468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49:23</text:p>
          </table:table-cell>
          <table:table-cell office:value-type="float" office:value="54">
            <text:p>54</text:p>
          </table:table-cell>
          <table:table-cell table:number-columns-repeated="990"/>
        </table:table-row>
        <table:table-row table:style-name="ro1">
          <table:table-cell office:value-type="float" office:value="4">
            <text:p>4</text:p>
            <draw:frame table:end-cell-address="Tabelle1.B5" table:end-x="0.448cm" table:end-y="0.5cm" draw:z-index="26" draw:name="Grafik 16" draw:style-name="gr1" draw:text-style-name="P1" svg:width="0.45cm" svg:height="0.5cm" svg:x="0.546cm" svg:y="0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C5" table:end-x="0.445cm" table:end-y="0.5cm" draw:z-index="312" draw:name="Grafik 16" draw:style-name="gr1" draw:text-style-name="P1" svg:width="0.45cm" svg:height="0.5cm" svg:x="0.543cm" svg:y="0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D5" table:end-x="0.343cm" table:end-y="0.5cm" draw:z-index="369" draw:name="Grafik 6" draw:style-name="gr1" draw:text-style-name="P1" svg:width="0.35cm" svg:height="0.5cm" svg:x="0.541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E5" table:end-x="0.339cm" table:end-y="0.5cm" draw:z-index="370" draw:name="Grafik 6" draw:style-name="gr1" draw:text-style-name="P1" svg:width="0.35cm" svg:height="0.5cm" svg:x="0.538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F5" table:end-x="0.487cm" table:end-y="0.5cm" draw:z-index="203" draw:name="Grafik 10" draw:style-name="gr1" draw:text-style-name="P1" svg:width="0.5cm" svg:height="0.5cm" svg:x="0.535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G5" table:end-x="0.485cm" table:end-y="0.5cm" draw:z-index="204" draw:name="Grafik 10" draw:style-name="gr1" draw:text-style-name="P1" svg:width="0.5cm" svg:height="0.5cm" svg:x="0.533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H5" table:end-x="0.482cm" table:end-y="0.5cm" draw:z-index="429" draw:name="Grafik 5" draw:style-name="gr1" draw:text-style-name="P1" svg:width="0.5cm" svg:height="0.5cm" svg:x="0.53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I5" table:end-x="0.479cm" table:end-y="0.5cm" draw:z-index="206" draw:name="Grafik 10" draw:style-name="gr1" draw:text-style-name="P1" svg:width="0.5cm" svg:height="0.5cm" svg:x="0.528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J5" table:end-x="0.326cm" table:end-y="0.5cm" draw:z-index="375" draw:name="Grafik 6" draw:style-name="gr1" draw:text-style-name="P1" svg:width="0.35cm" svg:height="0.5cm" svg:x="0.524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K5" table:end-x="0.324cm" table:end-y="0.5cm" draw:z-index="376" draw:name="Grafik 6" draw:style-name="gr1" draw:text-style-name="P1" svg:width="0.35cm" svg:height="0.5cm" svg:x="0.522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L5" table:end-x="0.42cm" table:end-y="0.5cm" draw:z-index="321" draw:name="Grafik 16" draw:style-name="gr1" draw:text-style-name="P1" svg:width="0.45cm" svg:height="0.5cm" svg:x="0.519cm" svg:y="0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M5" table:end-x="0.468cm" table:end-y="0.5cm" draw:z-index="434" draw:name="Grafik 5" draw:style-name="gr1" draw:text-style-name="P1" svg:width="0.5cm" svg:height="0.5cm" svg:x="0.516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N5" table:end-x="0.466cm" table:end-y="0.5cm" draw:z-index="435" draw:name="Grafik 5" draw:style-name="gr1" draw:text-style-name="P1" svg:width="0.5cm" svg:height="0.5cm" svg:x="0.514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O5" table:end-x="0.413cm" table:end-y="0.5cm" draw:z-index="324" draw:name="Grafik 16" draw:style-name="gr1" draw:text-style-name="P1" svg:width="0.45cm" svg:height="0.5cm" svg:x="0.511cm" svg:y="0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P5" table:end-x="0.41cm" table:end-y="0.5cm" draw:z-index="325" draw:name="Grafik 16" draw:style-name="gr1" draw:text-style-name="P1" svg:width="0.45cm" svg:height="0.5cm" svg:x="0.509cm" svg:y="0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Q5" table:end-x="0.307cm" table:end-y="0.5cm" draw:z-index="382" draw:name="Grafik 6" draw:style-name="gr1" draw:text-style-name="P1" svg:width="0.35cm" svg:height="0.5cm" svg:x="0.505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R5" table:end-x="0.305cm" table:end-y="0.5cm" draw:z-index="411" draw:name="Grafik 9" draw:style-name="gr1" draw:text-style-name="P1" svg:width="0.35cm" svg:height="0.5cm" svg:x="0.503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S5" table:end-x="0.303cm" table:end-y="0.5cm" draw:z-index="384" draw:name="Grafik 6" draw:style-name="gr1" draw:text-style-name="P1" svg:width="0.35cm" svg:height="0.5cm" svg:x="0.501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T5" table:end-x="0.299cm" table:end-y="0.5cm" draw:z-index="357" draw:name="Grafik 3" draw:style-name="gr1" draw:text-style-name="P1" svg:width="0.35cm" svg:height="0.5cm" svg:x="0.498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U5" table:end-x="0.297cm" table:end-y="0.5cm" draw:z-index="414" draw:name="Grafik 9" draw:style-name="gr1" draw:text-style-name="P1" svg:width="0.35cm" svg:height="0.5cm" svg:x="0.495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V5" table:end-x="0.294cm" table:end-y="0.5cm" draw:z-index="387" draw:name="Grafik 6" draw:style-name="gr1" draw:text-style-name="P1" svg:width="0.35cm" svg:height="0.5cm" svg:x="0.492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W5" table:end-x="0.291cm" table:end-y="0.5cm" draw:z-index="416" draw:name="Grafik 9" draw:style-name="gr1" draw:text-style-name="P1" svg:width="0.35cm" svg:height="0.5cm" svg:x="0.49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X5" table:end-x="0.289cm" table:end-y="0.5cm" draw:z-index="361" draw:name="Grafik 3" draw:style-name="gr1" draw:text-style-name="P1" svg:width="0.35cm" svg:height="0.5cm" svg:x="0.487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Y5" table:end-x="0.286cm" table:end-y="0.5cm" draw:z-index="362" draw:name="Grafik 3" draw:style-name="gr1" draw:text-style-name="P1" svg:width="0.35cm" svg:height="0.5cm" svg:x="0.484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Z5" table:end-x="0.284cm" table:end-y="0.5cm" draw:z-index="391" draw:name="Grafik 6" draw:style-name="gr1" draw:text-style-name="P1" svg:width="0.35cm" svg:height="0.5cm" svg:x="0.482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AA5" table:end-x="0.28cm" table:end-y="0.5cm" draw:z-index="392" draw:name="Grafik 6" draw:style-name="gr1" draw:text-style-name="P1" svg:width="0.35cm" svg:height="0.5cm" svg:x="0.479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AB5" table:end-x="0.278cm" table:end-y="0.5cm" draw:z-index="421" draw:name="Grafik 9" draw:style-name="gr1" draw:text-style-name="P1" svg:width="0.35cm" svg:height="0.5cm" svg:x="0.476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AC5" table:end-x="0.275cm" table:end-y="0.5cm" draw:z-index="394" draw:name="Grafik 6" draw:style-name="gr1" draw:text-style-name="P1" svg:width="0.35cm" svg:height="0.5cm" svg:x="0.473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AD5" table:end-x="0.272cm" table:end-y="0.5cm" draw:z-index="9" draw:name="Grafik 6" draw:style-name="gr1" draw:text-style-name="P1" svg:width="0.35cm" svg:height="0.5cm" svg:x="0.471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AE5" table:end-x="0.27cm" table:end-y="0.5cm" draw:z-index="395" draw:name="Grafik 6" draw:style-name="gr1" draw:text-style-name="P1" svg:width="0.35cm" svg:height="0.5cm" svg:x="0.468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49:32</text:p>
          </table:table-cell>
          <table:table-cell office:value-type="float" office:value="53">
            <text:p>53</text:p>
          </table:table-cell>
          <table:table-cell table:number-columns-repeated="990"/>
        </table:table-row>
        <table:table-row table:style-name="ro1">
          <table:table-cell office:value-type="float" office:value="5">
            <text:p>5</text:p>
            <draw:frame table:end-cell-address="Tabelle1.B6" table:end-x="0.448cm" table:end-y="0.5cm" draw:z-index="25" draw:name="Grafik 1" draw:style-name="gr1" draw:text-style-name="P1" svg:width="0.45cm" svg:height="0.5cm" svg:x="0.546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C6" table:end-x="0.495cm" table:end-y="0.35cm" draw:z-index="60" draw:name="Grafik 14" draw:style-name="gr1" draw:text-style-name="P1" svg:width="0.5cm" svg:height="0.35cm" svg:x="0.543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D6" table:end-x="0.343cm" table:end-y="0.5cm" draw:z-index="341" draw:name="Grafik 3" draw:style-name="gr1" draw:text-style-name="P1" svg:width="0.35cm" svg:height="0.5cm" svg:x="0.541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E6" table:end-x="0.489cm" table:end-y="0.5cm" draw:z-index="426" draw:name="Grafik 5" draw:style-name="gr1" draw:text-style-name="P1" svg:width="0.5cm" svg:height="0.5cm" svg:x="0.538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F6" table:end-x="0.337cm" table:end-y="0.5cm" draw:z-index="371" draw:name="Grafik 6" draw:style-name="gr1" draw:text-style-name="P1" svg:width="0.35cm" svg:height="0.5cm" svg:x="0.535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G6" table:end-x="0.485cm" table:end-y="0.5cm" draw:z-index="428" draw:name="Grafik 5" draw:style-name="gr1" draw:text-style-name="P1" svg:width="0.5cm" svg:height="0.5cm" svg:x="0.533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H6" table:end-x="0.332cm" table:end-y="0.5cm" draw:z-index="373" draw:name="Grafik 6" draw:style-name="gr1" draw:text-style-name="P1" svg:width="0.35cm" svg:height="0.5cm" svg:x="0.53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I6" table:end-x="0.479cm" table:end-y="0.5cm" draw:z-index="430" draw:name="Grafik 5" draw:style-name="gr1" draw:text-style-name="P1" svg:width="0.5cm" svg:height="0.5cm" svg:x="0.528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J6" table:end-x="0.476cm" table:end-y="0.5cm" draw:z-index="207" draw:name="Grafik 10" draw:style-name="gr1" draw:text-style-name="P1" svg:width="0.5cm" svg:height="0.5cm" svg:x="0.524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K6" table:end-x="0.424cm" table:end-y="0.5cm" draw:z-index="292" draw:name="Grafik 1" draw:style-name="gr1" draw:text-style-name="P1" svg:width="0.45cm" svg:height="0.5cm" svg:x="0.522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L6" table:end-x="0.32cm" table:end-y="0.5cm" draw:z-index="377" draw:name="Grafik 6" draw:style-name="gr1" draw:text-style-name="P1" svg:width="0.35cm" svg:height="0.5cm" svg:x="0.519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M6" table:end-x="0.318cm" table:end-y="0.5cm" draw:z-index="378" draw:name="Grafik 6" draw:style-name="gr1" draw:text-style-name="P1" svg:width="0.35cm" svg:height="0.5cm" svg:x="0.516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N6" table:end-x="0.316cm" table:end-y="0.5cm" draw:z-index="379" draw:name="Grafik 6" draw:style-name="gr1" draw:text-style-name="P1" svg:width="0.35cm" svg:height="0.5cm" svg:x="0.514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O6" table:end-x="0.463cm" table:end-y="0.5cm" draw:z-index="240" draw:name="Grafik 11" draw:style-name="gr1" draw:text-style-name="P1" svg:width="0.5cm" svg:height="0.5cm" svg:x="0.511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P6" table:end-x="0.31cm" table:end-y="0.5cm" draw:z-index="409" draw:name="Grafik 9" draw:style-name="gr1" draw:text-style-name="P1" svg:width="0.35cm" svg:height="0.5cm" svg:x="0.509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Q6" table:end-x="0.307cm" table:end-y="0.5cm" draw:z-index="410" draw:name="Grafik 9" draw:style-name="gr1" draw:text-style-name="P1" svg:width="0.35cm" svg:height="0.5cm" svg:x="0.505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R6" table:end-x="0.305cm" table:end-y="0.5cm" draw:z-index="383" draw:name="Grafik 6" draw:style-name="gr1" draw:text-style-name="P1" svg:width="0.35cm" svg:height="0.5cm" svg:x="0.503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S6" table:end-x="0.303cm" table:end-y="0.5cm" draw:z-index="412" draw:name="Grafik 9" draw:style-name="gr1" draw:text-style-name="P1" svg:width="0.35cm" svg:height="0.5cm" svg:x="0.501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T6" table:end-x="0.299cm" table:end-y="0.5cm" draw:z-index="413" draw:name="Grafik 9" draw:style-name="gr1" draw:text-style-name="P1" svg:width="0.35cm" svg:height="0.5cm" svg:x="0.498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U6" table:end-x="0.297cm" table:end-y="0.5cm" draw:z-index="358" draw:name="Grafik 3" draw:style-name="gr1" draw:text-style-name="P1" svg:width="0.35cm" svg:height="0.5cm" svg:x="0.495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V6" table:end-x="0.294cm" table:end-y="0.5cm" draw:z-index="359" draw:name="Grafik 3" draw:style-name="gr1" draw:text-style-name="P1" svg:width="0.35cm" svg:height="0.5cm" svg:x="0.492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W6" table:end-x="0.291cm" table:end-y="0.5cm" draw:z-index="360" draw:name="Grafik 3" draw:style-name="gr1" draw:text-style-name="P1" svg:width="0.35cm" svg:height="0.5cm" svg:x="0.49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X6" table:end-x="0.289cm" table:end-y="0.5cm" draw:z-index="417" draw:name="Grafik 9" draw:style-name="gr1" draw:text-style-name="P1" svg:width="0.35cm" svg:height="0.5cm" svg:x="0.487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Y6" table:end-x="0.286cm" table:end-y="0.5cm" draw:z-index="418" draw:name="Grafik 9" draw:style-name="gr1" draw:text-style-name="P1" svg:width="0.35cm" svg:height="0.5cm" svg:x="0.484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Z6" table:end-x="0.284cm" table:end-y="0.5cm" draw:z-index="363" draw:name="Grafik 3" draw:style-name="gr1" draw:text-style-name="P1" svg:width="0.35cm" svg:height="0.5cm" svg:x="0.482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AA6" table:end-x="0.28cm" table:end-y="0.5cm" draw:z-index="364" draw:name="Grafik 3" draw:style-name="gr1" draw:text-style-name="P1" svg:width="0.35cm" svg:height="0.5cm" svg:x="0.479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AB6" table:end-x="0.278cm" table:end-y="0.5cm" draw:z-index="393" draw:name="Grafik 6" draw:style-name="gr1" draw:text-style-name="P1" svg:width="0.35cm" svg:height="0.5cm" svg:x="0.476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AC6" table:end-x="0.275cm" table:end-y="0.5cm" draw:z-index="366" draw:name="Grafik 3" draw:style-name="gr1" draw:text-style-name="P1" svg:width="0.35cm" svg:height="0.5cm" svg:x="0.473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AD6" table:end-x="0.272cm" table:end-y="0.5cm" draw:z-index="8" draw:name="Grafik 3" draw:style-name="gr1" draw:text-style-name="P1" svg:width="0.35cm" svg:height="0.5cm" svg:x="0.471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>
            <draw:frame table:end-cell-address="Tabelle1.AE6" table:end-x="0.27cm" table:end-y="0.5cm" draw:z-index="367" draw:name="Grafik 3" draw:style-name="gr1" draw:text-style-name="P1" svg:width="0.35cm" svg:height="0.5cm" svg:x="0.468cm" svg:y="0cm">
              <draw:image xlink:href="Pictures/10000201000000230000003C26544F40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47:32</text:p>
          </table:table-cell>
          <table:table-cell office:value-type="float" office:value="49">
            <text:p>49</text:p>
          </table:table-cell>
          <table:table-cell table:number-columns-repeated="990"/>
        </table:table-row>
        <table:table-row table:style-name="ro1">
          <table:table-cell office:value-type="float" office:value="6">
            <text:p>6</text:p>
            <draw:frame table:end-cell-address="Tabelle1.B7" table:end-x="0.498cm" table:end-y="0.351cm" draw:z-index="17" draw:name="Grafik 14" draw:style-name="gr1" draw:text-style-name="P1" svg:width="0.5cm" svg:height="0.35cm" svg:x="0.546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C7" table:end-x="0.495cm" table:end-y="0.501cm" draw:z-index="424" draw:name="Grafik 5" draw:style-name="gr1" draw:text-style-name="P1" svg:width="0.5cm" svg:height="0.5cm" svg:x="0.543cm" svg:y="0.001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D7" table:end-x="0.493cm" table:end-y="0.351cm" draw:z-index="61" draw:name="Grafik 14" draw:style-name="gr1" draw:text-style-name="P1" svg:width="0.5cm" svg:height="0.35cm" svg:x="0.541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E7" table:end-x="0.489cm" table:end-y="0.501cm" draw:z-index="174" draw:name="Grafik 8" draw:style-name="gr1" draw:text-style-name="P1" svg:width="0.5cm" svg:height="0.5cm" svg:x="0.538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F7" table:end-x="0.437cm" table:end-y="0.501cm" draw:z-index="287" draw:name="Grafik 1" draw:style-name="gr1" draw:text-style-name="P1" svg:width="0.45cm" svg:height="0.5cm" svg:x="0.535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G7" table:end-x="0.435cm" table:end-y="0.501cm" draw:z-index="288" draw:name="Grafik 1" draw:style-name="gr1" draw:text-style-name="P1" svg:width="0.45cm" svg:height="0.5cm" svg:x="0.533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H7" table:end-x="0.332cm" table:end-y="0.501cm" draw:z-index="401" draw:name="Grafik 9" draw:style-name="gr1" draw:text-style-name="P1" svg:width="0.35cm" svg:height="0.5cm" svg:x="0.53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I7" table:end-x="0.429cm" table:end-y="0.501cm" draw:z-index="318" draw:name="Grafik 16" draw:style-name="gr1" draw:text-style-name="P1" svg:width="0.45cm" svg:height="0.5cm" svg:x="0.528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J7" table:end-x="0.426cm" table:end-y="0.501cm" draw:z-index="291" draw:name="Grafik 1" draw:style-name="gr1" draw:text-style-name="P1" svg:width="0.45cm" svg:height="0.5cm" svg:x="0.524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K7" table:end-x="0.424cm" table:end-y="0.501cm" draw:z-index="320" draw:name="Grafik 16" draw:style-name="gr1" draw:text-style-name="P1" svg:width="0.45cm" svg:height="0.5cm" svg:x="0.522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L7" table:end-x="0.42cm" table:end-y="0.501cm" draw:z-index="293" draw:name="Grafik 1" draw:style-name="gr1" draw:text-style-name="P1" svg:width="0.45cm" svg:height="0.5cm" svg:x="0.519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M7" table:end-x="0.418cm" table:end-y="0.501cm" draw:z-index="294" draw:name="Grafik 1" draw:style-name="gr1" draw:text-style-name="P1" svg:width="0.45cm" svg:height="0.5cm" svg:x="0.516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N7" table:end-x="0.316cm" table:end-y="0.501cm" draw:z-index="407" draw:name="Grafik 9" draw:style-name="gr1" draw:text-style-name="P1" svg:width="0.35cm" svg:height="0.5cm" svg:x="0.514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O7" table:end-x="0.313cm" table:end-y="0.501cm" draw:z-index="408" draw:name="Grafik 9" draw:style-name="gr1" draw:text-style-name="P1" svg:width="0.35cm" svg:height="0.5cm" svg:x="0.511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P7" table:end-x="0.31cm" table:end-y="0.501cm" draw:z-index="381" draw:name="Grafik 6" draw:style-name="gr1" draw:text-style-name="P1" svg:width="0.35cm" svg:height="0.5cm" svg:x="0.509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Q7" table:end-x="0.407cm" table:end-y="0.501cm" draw:z-index="326" draw:name="Grafik 16" draw:style-name="gr1" draw:text-style-name="P1" svg:width="0.45cm" svg:height="0.5cm" svg:x="0.505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R7" table:end-x="0.455cm" table:end-y="0.501cm" draw:z-index="243" draw:name="Grafik 11" draw:style-name="gr1" draw:text-style-name="P1" svg:width="0.5cm" svg:height="0.5cm" svg:x="0.503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S7" table:end-x="0.453cm" table:end-y="0.501cm" draw:z-index="244" draw:name="Grafik 11" draw:style-name="gr1" draw:text-style-name="P1" svg:width="0.5cm" svg:height="0.5cm" svg:x="0.501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T7" table:end-x="0.449cm" table:end-y="0.501cm" draw:z-index="245" draw:name="Grafik 11" draw:style-name="gr1" draw:text-style-name="P1" svg:width="0.5cm" svg:height="0.5cm" svg:x="0.498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U7" table:end-x="0.447cm" table:end-y="0.501cm" draw:z-index="246" draw:name="Grafik 11" draw:style-name="gr1" draw:text-style-name="P1" svg:width="0.5cm" svg:height="0.5cm" svg:x="0.495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V7" table:end-x="0.394cm" table:end-y="0.501cm" draw:z-index="331" draw:name="Grafik 16" draw:style-name="gr1" draw:text-style-name="P1" svg:width="0.45cm" svg:height="0.5cm" svg:x="0.492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W7" table:end-x="0.391cm" table:end-y="0.501cm" draw:z-index="304" draw:name="Grafik 1" draw:style-name="gr1" draw:text-style-name="P1" svg:width="0.45cm" svg:height="0.5cm" svg:x="0.49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X7" table:end-x="0.389cm" table:end-y="0.501cm" draw:z-index="305" draw:name="Grafik 1" draw:style-name="gr1" draw:text-style-name="P1" svg:width="0.45cm" svg:height="0.5cm" svg:x="0.487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Y7" table:end-x="0.386cm" table:end-y="0.501cm" draw:z-index="306" draw:name="Grafik 1" draw:style-name="gr1" draw:text-style-name="P1" svg:width="0.45cm" svg:height="0.5cm" svg:x="0.484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Z7" table:end-x="0.384cm" table:end-y="0.501cm" draw:z-index="307" draw:name="Grafik 1" draw:style-name="gr1" draw:text-style-name="P1" svg:width="0.45cm" svg:height="0.5cm" svg:x="0.482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AA7" table:end-x="0.38cm" table:end-y="0.501cm" draw:z-index="308" draw:name="Grafik 1" draw:style-name="gr1" draw:text-style-name="P1" svg:width="0.45cm" svg:height="0.5cm" svg:x="0.479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AB7" table:end-x="0.378cm" table:end-y="0.501cm" draw:z-index="309" draw:name="Grafik 1" draw:style-name="gr1" draw:text-style-name="P1" svg:width="0.45cm" svg:height="0.5cm" svg:x="0.476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AC7" table:end-x="0.375cm" table:end-y="0.501cm" draw:z-index="338" draw:name="Grafik 16" draw:style-name="gr1" draw:text-style-name="P1" svg:width="0.45cm" svg:height="0.5cm" svg:x="0.473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AD7" table:end-x="0.372cm" table:end-y="0.501cm" draw:z-index="15" draw:name="Grafik 16" draw:style-name="gr1" draw:text-style-name="P1" svg:width="0.45cm" svg:height="0.5cm" svg:x="0.471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AE7" table:end-x="0.37cm" table:end-y="0.501cm" draw:z-index="339" draw:name="Grafik 16" draw:style-name="gr1" draw:text-style-name="P1" svg:width="0.45cm" svg:height="0.5cm" svg:x="0.468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46:43</text:p>
          </table:table-cell>
          <table:table-cell office:value-type="float" office:value="44">
            <text:p>44</text:p>
          </table:table-cell>
          <table:table-cell table:number-columns-repeated="990"/>
        </table:table-row>
        <table:table-row table:style-name="ro1">
          <table:table-cell office:value-type="float" office:value="7">
            <text:p>7</text:p>
            <draw:frame table:end-cell-address="Tabelle1.B8" table:end-x="0.498cm" table:end-y="0.501cm" draw:z-index="22" draw:name="Grafik 10" draw:style-name="gr1" draw:text-style-name="P1" svg:width="0.5cm" svg:height="0.5cm" svg:x="0.546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C8" table:end-x="0.495cm" table:end-y="0.501cm" draw:z-index="200" draw:name="Grafik 10" draw:style-name="gr1" draw:text-style-name="P1" svg:width="0.5cm" svg:height="0.5cm" svg:x="0.543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D8" table:end-x="0.343cm" table:end-y="0.501cm" draw:z-index="397" draw:name="Grafik 9" draw:style-name="gr1" draw:text-style-name="P1" svg:width="0.35cm" svg:height="0.5cm" svg:x="0.541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E8" table:end-x="0.489cm" table:end-y="0.501cm" draw:z-index="202" draw:name="Grafik 10" draw:style-name="gr1" draw:text-style-name="P1" svg:width="0.5cm" svg:height="0.5cm" svg:x="0.538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F8" table:end-x="0.487cm" table:end-y="0.351cm" draw:z-index="63" draw:name="Grafik 14" draw:style-name="gr1" draw:text-style-name="P1" svg:width="0.5cm" svg:height="0.35cm" svg:x="0.535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G8" table:end-x="0.485cm" table:end-y="0.351cm" draw:z-index="64" draw:name="Grafik 14" draw:style-name="gr1" draw:text-style-name="P1" svg:width="0.5cm" svg:height="0.35cm" svg:x="0.533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H8" table:end-x="0.432cm" table:end-y="0.501cm" draw:z-index="317" draw:name="Grafik 16" draw:style-name="gr1" draw:text-style-name="P1" svg:width="0.45cm" svg:height="0.5cm" svg:x="0.53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I8" table:end-x="0.429cm" table:end-y="0.501cm" draw:z-index="290" draw:name="Grafik 1" draw:style-name="gr1" draw:text-style-name="P1" svg:width="0.45cm" svg:height="0.5cm" svg:x="0.52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J8" table:end-x="0.426cm" table:end-y="0.501cm" draw:z-index="319" draw:name="Grafik 16" draw:style-name="gr1" draw:text-style-name="P1" svg:width="0.45cm" svg:height="0.5cm" svg:x="0.524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K8" table:end-x="0.474cm" table:end-y="0.501cm" draw:z-index="236" draw:name="Grafik 11" draw:style-name="gr1" draw:text-style-name="P1" svg:width="0.5cm" svg:height="0.5cm" svg:x="0.522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L8" table:end-x="0.47cm" table:end-y="0.501cm" draw:z-index="237" draw:name="Grafik 11" draw:style-name="gr1" draw:text-style-name="P1" svg:width="0.5cm" svg:height="0.5cm" svg:x="0.519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M8" table:end-x="0.468cm" table:end-y="0.501cm" draw:z-index="238" draw:name="Grafik 11" draw:style-name="gr1" draw:text-style-name="P1" svg:width="0.5cm" svg:height="0.5cm" svg:x="0.516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N8" table:end-x="0.416cm" table:end-y="0.501cm" draw:z-index="295" draw:name="Grafik 1" draw:style-name="gr1" draw:text-style-name="P1" svg:width="0.45cm" svg:height="0.5cm" svg:x="0.514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O8" table:end-x="0.313cm" table:end-y="0.501cm" draw:z-index="380" draw:name="Grafik 6" draw:style-name="gr1" draw:text-style-name="P1" svg:width="0.35cm" svg:height="0.5cm" svg:x="0.511cm" svg:y="0.001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P8" table:end-x="0.46cm" table:end-y="0.501cm" draw:z-index="241" draw:name="Grafik 11" draw:style-name="gr1" draw:text-style-name="P1" svg:width="0.5cm" svg:height="0.5cm" svg:x="0.509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Q8" table:end-x="0.457cm" table:end-y="0.501cm" draw:z-index="242" draw:name="Grafik 11" draw:style-name="gr1" draw:text-style-name="P1" svg:width="0.5cm" svg:height="0.5cm" svg:x="0.505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R8" table:end-x="0.405cm" table:end-y="0.501cm" draw:z-index="327" draw:name="Grafik 16" draw:style-name="gr1" draw:text-style-name="P1" svg:width="0.45cm" svg:height="0.5cm" svg:x="0.503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S8" table:end-x="0.403cm" table:end-y="0.501cm" draw:z-index="328" draw:name="Grafik 16" draw:style-name="gr1" draw:text-style-name="P1" svg:width="0.45cm" svg:height="0.5cm" svg:x="0.501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T8" table:end-x="0.399cm" table:end-y="0.501cm" draw:z-index="301" draw:name="Grafik 1" draw:style-name="gr1" draw:text-style-name="P1" svg:width="0.45cm" svg:height="0.5cm" svg:x="0.49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U8" table:end-x="0.397cm" table:end-y="0.501cm" draw:z-index="330" draw:name="Grafik 16" draw:style-name="gr1" draw:text-style-name="P1" svg:width="0.45cm" svg:height="0.5cm" svg:x="0.495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V8" table:end-x="0.444cm" table:end-y="0.501cm" draw:z-index="247" draw:name="Grafik 11" draw:style-name="gr1" draw:text-style-name="P1" svg:width="0.5cm" svg:height="0.5cm" svg:x="0.492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W8" table:end-x="0.391cm" table:end-y="0.501cm" draw:z-index="332" draw:name="Grafik 16" draw:style-name="gr1" draw:text-style-name="P1" svg:width="0.45cm" svg:height="0.5cm" svg:x="0.49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X8" table:end-x="0.389cm" table:end-y="0.501cm" draw:z-index="333" draw:name="Grafik 16" draw:style-name="gr1" draw:text-style-name="P1" svg:width="0.45cm" svg:height="0.5cm" svg:x="0.487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Y8" table:end-x="0.436cm" table:end-y="0.501cm" draw:z-index="250" draw:name="Grafik 11" draw:style-name="gr1" draw:text-style-name="P1" svg:width="0.5cm" svg:height="0.5cm" svg:x="0.484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Z8" table:end-x="0.434cm" table:end-y="0.501cm" draw:z-index="251" draw:name="Grafik 11" draw:style-name="gr1" draw:text-style-name="P1" svg:width="0.5cm" svg:height="0.5cm" svg:x="0.482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AA8" table:end-x="0.38cm" table:end-y="0.501cm" draw:z-index="336" draw:name="Grafik 16" draw:style-name="gr1" draw:text-style-name="P1" svg:width="0.45cm" svg:height="0.5cm" svg:x="0.479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AB8" table:end-x="0.378cm" table:end-y="0.501cm" draw:z-index="337" draw:name="Grafik 16" draw:style-name="gr1" draw:text-style-name="P1" svg:width="0.45cm" svg:height="0.5cm" svg:x="0.476cm" svg:y="0.001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AC8" table:end-x="0.375cm" table:end-y="0.501cm" draw:z-index="310" draw:name="Grafik 1" draw:style-name="gr1" draw:text-style-name="P1" svg:width="0.45cm" svg:height="0.5cm" svg:x="0.473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AD8" table:end-x="0.372cm" table:end-y="0.501cm" draw:z-index="7" draw:name="Grafik 1" draw:style-name="gr1" draw:text-style-name="P1" svg:width="0.45cm" svg:height="0.5cm" svg:x="0.471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AE8" table:end-x="0.37cm" table:end-y="0.501cm" draw:z-index="311" draw:name="Grafik 1" draw:style-name="gr1" draw:text-style-name="P1" svg:width="0.45cm" svg:height="0.5cm" svg:x="0.468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45:42</text:p>
          </table:table-cell>
          <table:table-cell office:value-type="float" office:value="44">
            <text:p>44</text:p>
          </table:table-cell>
          <table:table-cell table:number-columns-repeated="990"/>
        </table:table-row>
        <table:table-row table:style-name="ro1">
          <table:table-cell office:value-type="float" office:value="8">
            <text:p>8</text:p>
            <draw:frame table:end-cell-address="Tabelle1.B9" table:end-x="0.348cm" table:end-y="0.5cm" draw:z-index="29" draw:name="Grafik 9" draw:style-name="gr1" draw:text-style-name="P1" svg:width="0.35cm" svg:height="0.5cm" svg:x="0.546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C9" table:end-x="0.445cm" table:end-y="0.5cm" draw:z-index="284" draw:name="Grafik 1" draw:style-name="gr1" draw:text-style-name="P1" svg:width="0.45cm" svg:height="0.5cm" svg:x="0.543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D9" table:end-x="0.493cm" table:end-y="0.5cm" draw:z-index="425" draw:name="Grafik 5" draw:style-name="gr1" draw:text-style-name="P1" svg:width="0.5cm" svg:height="0.5cm" svg:x="0.541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E9" table:end-x="0.439cm" table:end-y="0.5cm" draw:z-index="286" draw:name="Grafik 1" draw:style-name="gr1" draw:text-style-name="P1" svg:width="0.45cm" svg:height="0.5cm" svg:x="0.538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F9" table:end-x="0.487cm" table:end-y="0.5cm" draw:z-index="427" draw:name="Grafik 5" draw:style-name="gr1" draw:text-style-name="P1" svg:width="0.5cm" svg:height="0.5cm" svg:x="0.535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G9" table:end-x="0.485cm" table:end-y="0.5cm" draw:z-index="232" draw:name="Grafik 11" draw:style-name="gr1" draw:text-style-name="P1" svg:width="0.5cm" svg:height="0.5cm" svg:x="0.533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H9" table:end-x="0.482cm" table:end-y="0.5cm" draw:z-index="233" draw:name="Grafik 11" draw:style-name="gr1" draw:text-style-name="P1" svg:width="0.5cm" svg:height="0.5cm" svg:x="0.53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I9" table:end-x="0.479cm" table:end-y="0.5cm" draw:z-index="234" draw:name="Grafik 11" draw:style-name="gr1" draw:text-style-name="P1" svg:width="0.5cm" svg:height="0.5cm" svg:x="0.528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J9" table:end-x="0.476cm" table:end-y="0.5cm" draw:z-index="235" draw:name="Grafik 11" draw:style-name="gr1" draw:text-style-name="P1" svg:width="0.5cm" svg:height="0.5cm" svg:x="0.524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K9" table:end-x="0.474cm" table:end-y="0.5cm" draw:z-index="208" draw:name="Grafik 10" draw:style-name="gr1" draw:text-style-name="P1" svg:width="0.5cm" svg:height="0.5cm" svg:x="0.522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L9" table:end-x="0.47cm" table:end-y="0.5cm" draw:z-index="209" draw:name="Grafik 10" draw:style-name="gr1" draw:text-style-name="P1" svg:width="0.5cm" svg:height="0.5cm" svg:x="0.519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M9" table:end-x="0.318cm" table:end-y="0.5cm" draw:z-index="406" draw:name="Grafik 9" draw:style-name="gr1" draw:text-style-name="P1" svg:width="0.35cm" svg:height="0.5cm" svg:x="0.516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N9" table:end-x="0.466cm" table:end-y="0.5cm" draw:z-index="239" draw:name="Grafik 11" draw:style-name="gr1" draw:text-style-name="P1" svg:width="0.5cm" svg:height="0.5cm" svg:x="0.514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O9" table:end-x="0.413cm" table:end-y="0.5cm" draw:z-index="296" draw:name="Grafik 1" draw:style-name="gr1" draw:text-style-name="P1" svg:width="0.45cm" svg:height="0.5cm" svg:x="0.511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P9" table:end-x="0.41cm" table:end-y="0.5cm" draw:z-index="297" draw:name="Grafik 1" draw:style-name="gr1" draw:text-style-name="P1" svg:width="0.45cm" svg:height="0.5cm" svg:x="0.509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Q9" table:end-x="0.407cm" table:end-y="0.5cm" draw:z-index="298" draw:name="Grafik 1" draw:style-name="gr1" draw:text-style-name="P1" svg:width="0.45cm" svg:height="0.5cm" svg:x="0.505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R9" table:end-x="0.405cm" table:end-y="0.5cm" draw:z-index="299" draw:name="Grafik 1" draw:style-name="gr1" draw:text-style-name="P1" svg:width="0.45cm" svg:height="0.5cm" svg:x="0.503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S9" table:end-x="0.403cm" table:end-y="0.5cm" draw:z-index="300" draw:name="Grafik 1" draw:style-name="gr1" draw:text-style-name="P1" svg:width="0.45cm" svg:height="0.5cm" svg:x="0.501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T9" table:end-x="0.399cm" table:end-y="0.5cm" draw:z-index="329" draw:name="Grafik 16" draw:style-name="gr1" draw:text-style-name="P1" svg:width="0.45cm" svg:height="0.5cm" svg:x="0.498cm" svg:y="0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U9" table:end-x="0.397cm" table:end-y="0.5cm" draw:z-index="302" draw:name="Grafik 1" draw:style-name="gr1" draw:text-style-name="P1" svg:width="0.45cm" svg:height="0.5cm" svg:x="0.495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V9" table:end-x="0.394cm" table:end-y="0.5cm" draw:z-index="303" draw:name="Grafik 1" draw:style-name="gr1" draw:text-style-name="P1" svg:width="0.45cm" svg:height="0.5cm" svg:x="0.492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W9" table:end-x="0.441cm" table:end-y="0.5cm" draw:z-index="248" draw:name="Grafik 11" draw:style-name="gr1" draw:text-style-name="P1" svg:width="0.5cm" svg:height="0.5cm" svg:x="0.49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X9" table:end-x="0.439cm" table:end-y="0.5cm" draw:z-index="249" draw:name="Grafik 11" draw:style-name="gr1" draw:text-style-name="P1" svg:width="0.5cm" svg:height="0.5cm" svg:x="0.487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Y9" table:end-x="0.386cm" table:end-y="0.5cm" draw:z-index="334" draw:name="Grafik 16" draw:style-name="gr1" draw:text-style-name="P1" svg:width="0.45cm" svg:height="0.5cm" svg:x="0.484cm" svg:y="0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Z9" table:end-x="0.384cm" table:end-y="0.5cm" draw:z-index="335" draw:name="Grafik 16" draw:style-name="gr1" draw:text-style-name="P1" svg:width="0.45cm" svg:height="0.5cm" svg:x="0.482cm" svg:y="0cm">
              <draw:image xlink:href="Pictures/100002010000002C0000003C665590FB.png" xlink:type="simple" xlink:show="embed" xlink:actuate="onLoad">
                <text:p/>
              </draw:image>
            </draw:frame>
          </table:table-cell>
          <table:table-cell>
            <draw:frame table:end-cell-address="Tabelle1.AA9" table:end-x="0.43cm" table:end-y="0.5cm" draw:z-index="252" draw:name="Grafik 11" draw:style-name="gr1" draw:text-style-name="P1" svg:width="0.5cm" svg:height="0.5cm" svg:x="0.479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AB9" table:end-x="0.428cm" table:end-y="0.45cm" draw:z-index="281" draw:name="Grafik 4" draw:style-name="gr1" draw:text-style-name="P1" svg:width="0.5cm" svg:height="0.45cm" svg:x="0.476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AC9" table:end-x="0.425cm" table:end-y="0.45cm" draw:z-index="282" draw:name="Grafik 4" draw:style-name="gr1" draw:text-style-name="P1" svg:width="0.5cm" svg:height="0.45cm" svg:x="0.473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AD9" table:end-x="0.422cm" table:end-y="0.45cm" draw:z-index="6" draw:name="Grafik 4" draw:style-name="gr1" draw:text-style-name="P1" svg:width="0.5cm" svg:height="0.45cm" svg:x="0.471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AE9" table:end-x="0.42cm" table:end-y="0.45cm" draw:z-index="283" draw:name="Grafik 4" draw:style-name="gr1" draw:text-style-name="P1" svg:width="0.5cm" svg:height="0.45cm" svg:x="0.468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45:29</text:p>
          </table:table-cell>
          <table:table-cell office:value-type="float" office:value="43">
            <text:p>43</text:p>
          </table:table-cell>
          <table:table-cell table:number-columns-repeated="990"/>
        </table:table-row>
        <table:table-row table:style-name="ro1">
          <table:table-cell office:value-type="float" office:value="9">
            <text:p>9</text:p>
            <draw:frame table:end-cell-address="Tabelle1.B10" table:end-x="0.498cm" table:end-y="0.5cm" draw:z-index="30" draw:name="Grafik 5" draw:style-name="gr1" draw:text-style-name="P1" svg:width="0.5cm" svg:height="0.5cm" svg:x="0.546cm" svg:y="0cm">
              <draw:image xlink:href="Pictures/100002010000003C0000003C4FB155EB.png" xlink:type="simple" xlink:show="embed" xlink:actuate="onLoad">
                <text:p/>
              </draw:image>
            </draw:frame>
          </table:table-cell>
          <table:table-cell>
            <draw:frame table:end-cell-address="Tabelle1.C10" table:end-x="0.345cm" table:end-y="0.5cm" draw:z-index="396" draw:name="Grafik 9" draw:style-name="gr1" draw:text-style-name="P1" svg:width="0.35cm" svg:height="0.5cm" svg:x="0.543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D10" table:end-x="0.493cm" table:end-y="0.5cm" draw:z-index="173" draw:name="Grafik 8" draw:style-name="gr1" draw:text-style-name="P1" svg:width="0.5cm" svg:height="0.5cm" svg:x="0.541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E10" table:end-x="0.489cm" table:end-y="0.35cm" draw:z-index="62" draw:name="Grafik 14" draw:style-name="gr1" draw:text-style-name="P1" svg:width="0.5cm" svg:height="0.35cm" svg:x="0.53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F10" table:end-x="0.487cm" table:end-y="0.5cm" draw:z-index="175" draw:name="Grafik 8" draw:style-name="gr1" draw:text-style-name="P1" svg:width="0.5cm" svg:height="0.5cm" svg:x="0.535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G10" table:end-x="0.335cm" table:end-y="0.5cm" draw:z-index="372" draw:name="Grafik 6" draw:style-name="gr1" draw:text-style-name="P1" svg:width="0.35cm" svg:height="0.5cm" svg:x="0.533cm" svg:y="0cm">
              <draw:image xlink:href="Pictures/10000201000000260000003CB95C5BD1.png" xlink:type="simple" xlink:show="embed" xlink:actuate="onLoad">
                <text:p/>
              </draw:image>
            </draw:frame>
          </table:table-cell>
          <table:table-cell>
            <draw:frame table:end-cell-address="Tabelle1.H10" table:end-x="0.432cm" table:end-y="0.5cm" draw:z-index="289" draw:name="Grafik 1" draw:style-name="gr1" draw:text-style-name="P1" svg:width="0.45cm" svg:height="0.5cm" svg:x="0.53cm" svg:y="0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I10" table:end-x="0.329cm" table:end-y="0.5cm" draw:z-index="402" draw:name="Grafik 9" draw:style-name="gr1" draw:text-style-name="P1" svg:width="0.35cm" svg:height="0.5cm" svg:x="0.528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J10" table:end-x="0.326cm" table:end-y="0.5cm" draw:z-index="403" draw:name="Grafik 9" draw:style-name="gr1" draw:text-style-name="P1" svg:width="0.35cm" svg:height="0.5cm" svg:x="0.524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K10" table:end-x="0.324cm" table:end-y="0.5cm" draw:z-index="404" draw:name="Grafik 9" draw:style-name="gr1" draw:text-style-name="P1" svg:width="0.35cm" svg:height="0.5cm" svg:x="0.522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L10" table:end-x="0.32cm" table:end-y="0.5cm" draw:z-index="405" draw:name="Grafik 9" draw:style-name="gr1" draw:text-style-name="P1" svg:width="0.35cm" svg:height="0.5cm" svg:x="0.519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M10" table:end-x="0.468cm" table:end-y="0.5cm" draw:z-index="210" draw:name="Grafik 10" draw:style-name="gr1" draw:text-style-name="P1" svg:width="0.5cm" svg:height="0.5cm" svg:x="0.516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N10" table:end-x="0.466cm" table:end-y="0.5cm" draw:z-index="211" draw:name="Grafik 10" draw:style-name="gr1" draw:text-style-name="P1" svg:width="0.5cm" svg:height="0.5cm" svg:x="0.514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O10" table:end-x="0.463cm" table:end-y="0.5cm" draw:z-index="212" draw:name="Grafik 10" draw:style-name="gr1" draw:text-style-name="P1" svg:width="0.5cm" svg:height="0.5cm" svg:x="0.511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P10" table:end-x="0.46cm" table:end-y="0.5cm" draw:z-index="213" draw:name="Grafik 10" draw:style-name="gr1" draw:text-style-name="P1" svg:width="0.5cm" svg:height="0.5cm" svg:x="0.509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Q10" table:end-x="0.457cm" table:end-y="0.5cm" draw:z-index="214" draw:name="Grafik 10" draw:style-name="gr1" draw:text-style-name="P1" svg:width="0.5cm" svg:height="0.5cm" svg:x="0.505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R10" table:end-x="0.355cm" table:end-y="0.5cm" draw:z-index="159" draw:name="Grafik 7" draw:style-name="gr1" draw:text-style-name="P1" svg:width="0.4cm" svg:height="0.5cm" svg:x="0.503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S10" table:end-x="0.453cm" table:end-y="0.5cm" draw:z-index="216" draw:name="Grafik 10" draw:style-name="gr1" draw:text-style-name="P1" svg:width="0.5cm" svg:height="0.5cm" svg:x="0.501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T10" table:end-x="0.449cm" table:end-y="0.5cm" draw:z-index="217" draw:name="Grafik 10" draw:style-name="gr1" draw:text-style-name="P1" svg:width="0.5cm" svg:height="0.5cm" svg:x="0.498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U10" table:end-x="0.447cm" table:end-y="0.5cm" draw:z-index="218" draw:name="Grafik 10" draw:style-name="gr1" draw:text-style-name="P1" svg:width="0.5cm" svg:height="0.5cm" svg:x="0.495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V10" table:end-x="0.444cm" table:end-y="0.45cm" draw:z-index="275" draw:name="Grafik 4" draw:style-name="gr1" draw:text-style-name="P1" svg:width="0.5cm" svg:height="0.45cm" svg:x="0.492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W10" table:end-x="0.441cm" table:end-y="0.45cm" draw:z-index="276" draw:name="Grafik 4" draw:style-name="gr1" draw:text-style-name="P1" svg:width="0.5cm" svg:height="0.45cm" svg:x="0.49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X10" table:end-x="0.439cm" table:end-y="0.45cm" draw:z-index="277" draw:name="Grafik 4" draw:style-name="gr1" draw:text-style-name="P1" svg:width="0.5cm" svg:height="0.45cm" svg:x="0.487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Y10" table:end-x="0.436cm" table:end-y="0.45cm" draw:z-index="278" draw:name="Grafik 4" draw:style-name="gr1" draw:text-style-name="P1" svg:width="0.5cm" svg:height="0.45cm" svg:x="0.484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Z10" table:end-x="0.434cm" table:end-y="0.45cm" draw:z-index="279" draw:name="Grafik 4" draw:style-name="gr1" draw:text-style-name="P1" svg:width="0.5cm" svg:height="0.45cm" svg:x="0.482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AA10" table:end-x="0.43cm" table:end-y="0.45cm" draw:z-index="280" draw:name="Grafik 4" draw:style-name="gr1" draw:text-style-name="P1" svg:width="0.5cm" svg:height="0.45cm" svg:x="0.479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AB10" table:end-x="0.428cm" table:end-y="0.5cm" draw:z-index="253" draw:name="Grafik 11" draw:style-name="gr1" draw:text-style-name="P1" svg:width="0.5cm" svg:height="0.5cm" svg:x="0.476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AC10" table:end-x="0.425cm" table:end-y="0.5cm" draw:z-index="254" draw:name="Grafik 11" draw:style-name="gr1" draw:text-style-name="P1" svg:width="0.5cm" svg:height="0.5cm" svg:x="0.473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AD10" table:end-x="0.422cm" table:end-y="0.5cm" draw:z-index="5" draw:name="Grafik 11" draw:style-name="gr1" draw:text-style-name="P1" svg:width="0.5cm" svg:height="0.5cm" svg:x="0.471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AE10" table:end-x="0.42cm" table:end-y="0.5cm" draw:z-index="255" draw:name="Grafik 11" draw:style-name="gr1" draw:text-style-name="P1" svg:width="0.5cm" svg:height="0.5cm" svg:x="0.468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41:49</text:p>
          </table:table-cell>
          <table:table-cell office:value-type="float" office:value="36">
            <text:p>36</text:p>
          </table:table-cell>
          <table:table-cell table:number-columns-repeated="990"/>
        </table:table-row>
        <table:table-row table:style-name="ro1">
          <table:table-cell office:value-type="float" office:value="10">
            <text:p>10</text:p>
            <draw:frame table:end-cell-address="Tabelle1.B11" table:end-x="0.498cm" table:end-y="0.451cm" draw:z-index="24" draw:name="Grafik 4" draw:style-name="gr1" draw:text-style-name="P1" svg:width="0.5cm" svg:height="0.45cm" svg:x="0.546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C11" table:end-x="0.495cm" table:end-y="0.501cm" draw:z-index="172" draw:name="Grafik 8" draw:style-name="gr1" draw:text-style-name="P1" svg:width="0.5cm" svg:height="0.5cm" svg:x="0.543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D11" table:end-x="0.443cm" table:end-y="0.501cm" draw:z-index="285" draw:name="Grafik 1" draw:style-name="gr1" draw:text-style-name="P1" svg:width="0.45cm" svg:height="0.5cm" svg:x="0.541cm" svg:y="0.001cm">
              <draw:image xlink:href="Pictures/100002010000002F0000003C2ACB98B0.png" xlink:type="simple" xlink:show="embed" xlink:actuate="onLoad">
                <text:p/>
              </draw:image>
            </draw:frame>
          </table:table-cell>
          <table:table-cell>
            <draw:frame table:end-cell-address="Tabelle1.E11" table:end-x="0.489cm" table:end-y="0.501cm" draw:z-index="230" draw:name="Grafik 11" draw:style-name="gr1" draw:text-style-name="P1" svg:width="0.5cm" svg:height="0.5cm" svg:x="0.538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F11" table:end-x="0.487cm" table:end-y="0.501cm" draw:z-index="231" draw:name="Grafik 11" draw:style-name="gr1" draw:text-style-name="P1" svg:width="0.5cm" svg:height="0.5cm" svg:x="0.535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G11" table:end-x="0.335cm" table:end-y="0.501cm" draw:z-index="400" draw:name="Grafik 9" draw:style-name="gr1" draw:text-style-name="P1" svg:width="0.35cm" svg:height="0.5cm" svg:x="0.533cm" svg:y="0.001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H11" table:end-x="0.482cm" table:end-y="0.351cm" draw:z-index="65" draw:name="Grafik 14" draw:style-name="gr1" draw:text-style-name="P1" svg:width="0.5cm" svg:height="0.35cm" svg:x="0.53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I11" table:end-x="0.379cm" table:end-y="0.501cm" draw:z-index="150" draw:name="Grafik 7" draw:style-name="gr1" draw:text-style-name="P1" svg:width="0.4cm" svg:height="0.5cm" svg:x="0.528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J11" table:end-x="0.376cm" table:end-y="0.501cm" draw:z-index="151" draw:name="Grafik 7" draw:style-name="gr1" draw:text-style-name="P1" svg:width="0.4cm" svg:height="0.5cm" svg:x="0.524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K11" table:end-x="0.374cm" table:end-y="0.501cm" draw:z-index="152" draw:name="Grafik 7" draw:style-name="gr1" draw:text-style-name="P1" svg:width="0.4cm" svg:height="0.5cm" svg:x="0.522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L11" table:end-x="0.47cm" table:end-y="0.501cm" draw:z-index="181" draw:name="Grafik 8" draw:style-name="gr1" draw:text-style-name="P1" svg:width="0.5cm" svg:height="0.5cm" svg:x="0.519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M11" table:end-x="0.468cm" table:end-y="0.501cm" draw:z-index="182" draw:name="Grafik 8" draw:style-name="gr1" draw:text-style-name="P1" svg:width="0.5cm" svg:height="0.5cm" svg:x="0.516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N11" table:end-x="0.366cm" table:end-y="0.501cm" draw:z-index="155" draw:name="Grafik 7" draw:style-name="gr1" draw:text-style-name="P1" svg:width="0.4cm" svg:height="0.5cm" svg:x="0.514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O11" table:end-x="0.363cm" table:end-y="0.501cm" draw:z-index="156" draw:name="Grafik 7" draw:style-name="gr1" draw:text-style-name="P1" svg:width="0.4cm" svg:height="0.5cm" svg:x="0.511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P11" table:end-x="0.46cm" table:end-y="0.451cm" draw:z-index="269" draw:name="Grafik 4" draw:style-name="gr1" draw:text-style-name="P1" svg:width="0.5cm" svg:height="0.45cm" svg:x="0.509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Q11" table:end-x="0.457cm" table:end-y="0.451cm" draw:z-index="270" draw:name="Grafik 4" draw:style-name="gr1" draw:text-style-name="P1" svg:width="0.5cm" svg:height="0.45cm" svg:x="0.505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R11" table:end-x="0.455cm" table:end-y="0.501cm" draw:z-index="215" draw:name="Grafik 10" draw:style-name="gr1" draw:text-style-name="P1" svg:width="0.5cm" svg:height="0.5cm" svg:x="0.503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S11" table:end-x="0.353cm" table:end-y="0.501cm" draw:z-index="160" draw:name="Grafik 7" draw:style-name="gr1" draw:text-style-name="P1" svg:width="0.4cm" svg:height="0.5cm" svg:x="0.501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T11" table:end-x="0.449cm" table:end-y="0.451cm" draw:z-index="273" draw:name="Grafik 4" draw:style-name="gr1" draw:text-style-name="P1" svg:width="0.5cm" svg:height="0.45cm" svg:x="0.498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U11" table:end-x="0.447cm" table:end-y="0.451cm" draw:z-index="274" draw:name="Grafik 4" draw:style-name="gr1" draw:text-style-name="P1" svg:width="0.5cm" svg:height="0.45cm" svg:x="0.495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V11" table:end-x="0.444cm" table:end-y="0.501cm" draw:z-index="219" draw:name="Grafik 10" draw:style-name="gr1" draw:text-style-name="P1" svg:width="0.5cm" svg:height="0.5cm" svg:x="0.492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W11" table:end-x="0.441cm" table:end-y="0.501cm" draw:z-index="220" draw:name="Grafik 10" draw:style-name="gr1" draw:text-style-name="P1" svg:width="0.5cm" svg:height="0.5cm" svg:x="0.49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X11" table:end-x="0.339cm" table:end-y="0.501cm" draw:z-index="165" draw:name="Grafik 7" draw:style-name="gr1" draw:text-style-name="P1" svg:width="0.4cm" svg:height="0.5cm" svg:x="0.487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Y11" table:end-x="0.336cm" table:end-y="0.501cm" draw:z-index="166" draw:name="Grafik 7" draw:style-name="gr1" draw:text-style-name="P1" svg:width="0.4cm" svg:height="0.5cm" svg:x="0.484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Z11" table:end-x="0.334cm" table:end-y="0.501cm" draw:z-index="167" draw:name="Grafik 7" draw:style-name="gr1" draw:text-style-name="P1" svg:width="0.4cm" svg:height="0.5cm" svg:x="0.482cm" svg:y="0.001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AA11" table:end-x="0.43cm" table:end-y="0.501cm" draw:z-index="224" draw:name="Grafik 10" draw:style-name="gr1" draw:text-style-name="P1" svg:width="0.5cm" svg:height="0.5cm" svg:x="0.479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AB11" table:end-x="0.428cm" table:end-y="0.501cm" draw:z-index="225" draw:name="Grafik 10" draw:style-name="gr1" draw:text-style-name="P1" svg:width="0.5cm" svg:height="0.5cm" svg:x="0.476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AC11" table:end-x="0.425cm" table:end-y="0.501cm" draw:z-index="198" draw:name="Grafik 8" draw:style-name="gr1" draw:text-style-name="P1" svg:width="0.5cm" svg:height="0.5cm" svg:x="0.473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AD11" table:end-x="0.422cm" table:end-y="0.501cm" draw:z-index="4" draw:name="Grafik 10" draw:style-name="gr1" draw:text-style-name="P1" svg:width="0.5cm" svg:height="0.5cm" svg:x="0.471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AE11" table:end-x="0.42cm" table:end-y="0.501cm" draw:z-index="227" draw:name="Grafik 10" draw:style-name="gr1" draw:text-style-name="P1" svg:width="0.5cm" svg:height="0.5cm" svg:x="0.468cm" svg:y="0.001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38:40</text:p>
          </table:table-cell>
          <table:table-cell office:value-type="float" office:value="36">
            <text:p>36</text:p>
          </table:table-cell>
          <table:table-cell table:number-columns-repeated="990"/>
        </table:table-row>
        <table:table-row table:style-name="ro1">
          <table:table-cell office:value-type="float" office:value="11">
            <text:p>11</text:p>
            <draw:frame table:end-cell-address="Tabelle1.B12" table:end-x="0.498cm" table:end-y="0.5cm" draw:z-index="21" draw:name="Grafik 8" draw:style-name="gr1" draw:text-style-name="P1" svg:width="0.5cm" svg:height="0.5cm" svg:x="0.546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C12" table:end-x="0.495cm" table:end-y="0.45cm" draw:z-index="256" draw:name="Grafik 4" draw:style-name="gr1" draw:text-style-name="P1" svg:width="0.5cm" svg:height="0.45cm" svg:x="0.543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D12" table:end-x="0.493cm" table:end-y="0.5cm" draw:z-index="229" draw:name="Grafik 11" draw:style-name="gr1" draw:text-style-name="P1" svg:width="0.5cm" svg:height="0.5cm" svg:x="0.541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E12" table:end-x="0.339cm" table:end-y="0.5cm" draw:z-index="398" draw:name="Grafik 9" draw:style-name="gr1" draw:text-style-name="P1" svg:width="0.35cm" svg:height="0.5cm" svg:x="0.538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F12" table:end-x="0.337cm" table:end-y="0.5cm" draw:z-index="399" draw:name="Grafik 9" draw:style-name="gr1" draw:text-style-name="P1" svg:width="0.35cm" svg:height="0.5cm" svg:x="0.535cm" svg:y="0cm">
              <draw:image xlink:href="Pictures/10000201000000200000003C89F555A1.png" xlink:type="simple" xlink:show="embed" xlink:actuate="onLoad">
                <text:p/>
              </draw:image>
            </draw:frame>
          </table:table-cell>
          <table:table-cell>
            <draw:frame table:end-cell-address="Tabelle1.G12" table:end-x="0.485cm" table:end-y="0.5cm" draw:z-index="176" draw:name="Grafik 8" draw:style-name="gr1" draw:text-style-name="P1" svg:width="0.5cm" svg:height="0.5cm" svg:x="0.533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H12" table:end-x="0.482cm" table:end-y="0.5cm" draw:z-index="177" draw:name="Grafik 8" draw:style-name="gr1" draw:text-style-name="P1" svg:width="0.5cm" svg:height="0.5cm" svg:x="0.53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I12" table:end-x="0.479cm" table:end-y="0.35cm" draw:z-index="66" draw:name="Grafik 14" draw:style-name="gr1" draw:text-style-name="P1" svg:width="0.5cm" svg:height="0.35cm" svg:x="0.52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J12" table:end-x="0.476cm" table:end-y="0.35cm" draw:z-index="67" draw:name="Grafik 14" draw:style-name="gr1" draw:text-style-name="P1" svg:width="0.5cm" svg:height="0.35cm" svg:x="0.524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K12" table:end-x="0.474cm" table:end-y="0.5cm" draw:z-index="180" draw:name="Grafik 8" draw:style-name="gr1" draw:text-style-name="P1" svg:width="0.5cm" svg:height="0.5cm" svg:x="0.522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L12" table:end-x="0.47cm" table:end-y="0.45cm" draw:z-index="265" draw:name="Grafik 4" draw:style-name="gr1" draw:text-style-name="P1" svg:width="0.5cm" svg:height="0.45cm" svg:x="0.519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M12" table:end-x="0.468cm" table:end-y="0.45cm" draw:z-index="266" draw:name="Grafik 4" draw:style-name="gr1" draw:text-style-name="P1" svg:width="0.5cm" svg:height="0.45cm" svg:x="0.516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N12" table:end-x="0.466cm" table:end-y="0.5cm" draw:z-index="183" draw:name="Grafik 8" draw:style-name="gr1" draw:text-style-name="P1" svg:width="0.5cm" svg:height="0.5cm" svg:x="0.514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O12" table:end-x="0.463cm" table:end-y="0.45cm" draw:z-index="268" draw:name="Grafik 4" draw:style-name="gr1" draw:text-style-name="P1" svg:width="0.5cm" svg:height="0.45cm" svg:x="0.511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P12" table:end-x="0.36cm" table:end-y="0.5cm" draw:z-index="157" draw:name="Grafik 7" draw:style-name="gr1" draw:text-style-name="P1" svg:width="0.4cm" svg:height="0.5cm" svg:x="0.509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Q12" table:end-x="0.357cm" table:end-y="0.5cm" draw:z-index="158" draw:name="Grafik 7" draw:style-name="gr1" draw:text-style-name="P1" svg:width="0.4cm" svg:height="0.5cm" svg:x="0.505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R12" table:end-x="0.455cm" table:end-y="0.45cm" draw:z-index="271" draw:name="Grafik 4" draw:style-name="gr1" draw:text-style-name="P1" svg:width="0.5cm" svg:height="0.45cm" svg:x="0.503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S12" table:end-x="0.453cm" table:end-y="0.45cm" draw:z-index="272" draw:name="Grafik 4" draw:style-name="gr1" draw:text-style-name="P1" svg:width="0.5cm" svg:height="0.45cm" svg:x="0.501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T12" table:end-x="0.349cm" table:end-y="0.5cm" draw:z-index="161" draw:name="Grafik 7" draw:style-name="gr1" draw:text-style-name="P1" svg:width="0.4cm" svg:height="0.5cm" svg:x="0.498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U12" table:end-x="0.347cm" table:end-y="0.5cm" draw:z-index="162" draw:name="Grafik 7" draw:style-name="gr1" draw:text-style-name="P1" svg:width="0.4cm" svg:height="0.5cm" svg:x="0.495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V12" table:end-x="0.344cm" table:end-y="0.5cm" draw:z-index="163" draw:name="Grafik 7" draw:style-name="gr1" draw:text-style-name="P1" svg:width="0.4cm" svg:height="0.5cm" svg:x="0.492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W12" table:end-x="0.341cm" table:end-y="0.5cm" draw:z-index="164" draw:name="Grafik 7" draw:style-name="gr1" draw:text-style-name="P1" svg:width="0.4cm" svg:height="0.5cm" svg:x="0.49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X12" table:end-x="0.439cm" table:end-y="0.5cm" draw:z-index="221" draw:name="Grafik 10" draw:style-name="gr1" draw:text-style-name="P1" svg:width="0.5cm" svg:height="0.5cm" svg:x="0.487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Y12" table:end-x="0.436cm" table:end-y="0.5cm" draw:z-index="222" draw:name="Grafik 10" draw:style-name="gr1" draw:text-style-name="P1" svg:width="0.5cm" svg:height="0.5cm" svg:x="0.484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Z12" table:end-x="0.434cm" table:end-y="0.5cm" draw:z-index="223" draw:name="Grafik 10" draw:style-name="gr1" draw:text-style-name="P1" svg:width="0.5cm" svg:height="0.5cm" svg:x="0.482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AA12" table:end-x="0.43cm" table:end-y="0.5cm" draw:z-index="196" draw:name="Grafik 8" draw:style-name="gr1" draw:text-style-name="P1" svg:width="0.5cm" svg:height="0.5cm" svg:x="0.479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AB12" table:end-x="0.428cm" table:end-y="0.5cm" draw:z-index="197" draw:name="Grafik 8" draw:style-name="gr1" draw:text-style-name="P1" svg:width="0.5cm" svg:height="0.5cm" svg:x="0.476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AC12" table:end-x="0.425cm" table:end-y="0.5cm" draw:z-index="226" draw:name="Grafik 10" draw:style-name="gr1" draw:text-style-name="P1" svg:width="0.5cm" svg:height="0.5cm" svg:x="0.473cm" svg:y="0cm">
              <draw:image xlink:href="Pictures/100002010000003C0000003CCA2450C4.png" xlink:type="simple" xlink:show="embed" xlink:actuate="onLoad">
                <text:p/>
              </draw:image>
            </draw:frame>
          </table:table-cell>
          <table:table-cell>
            <draw:frame table:end-cell-address="Tabelle1.AD12" table:end-x="0.422cm" table:end-y="0.5cm" draw:z-index="3" draw:name="Grafik 8" draw:style-name="gr1" draw:text-style-name="P1" svg:width="0.5cm" svg:height="0.5cm" svg:x="0.471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AE12" table:end-x="0.42cm" table:end-y="0.5cm" draw:z-index="199" draw:name="Grafik 8" draw:style-name="gr1" draw:text-style-name="P1" svg:width="0.5cm" svg:height="0.5cm" svg:x="0.468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40:44</text:p>
          </table:table-cell>
          <table:table-cell office:value-type="float" office:value="33">
            <text:p>33</text:p>
          </table:table-cell>
          <table:table-cell table:number-columns-repeated="990"/>
        </table:table-row>
        <table:table-row table:style-name="ro1">
          <table:table-cell office:value-type="float" office:value="12">
            <text:p>12</text:p>
            <draw:frame table:end-cell-address="Tabelle1.B13" table:end-x="0.398cm" table:end-y="0.5cm" draw:z-index="20" draw:name="Grafik 7" draw:style-name="gr1" draw:text-style-name="P1" svg:width="0.4cm" svg:height="0.5cm" svg:x="0.546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C13" table:end-x="0.395cm" table:end-y="0.5cm" draw:z-index="88" draw:name="Grafik 13" draw:style-name="gr1" draw:text-style-name="P1" svg:width="0.4cm" svg:height="0.5cm" svg:x="0.543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D13" table:end-x="0.393cm" table:end-y="0.5cm" draw:z-index="145" draw:name="Grafik 7" draw:style-name="gr1" draw:text-style-name="P1" svg:width="0.4cm" svg:height="0.5cm" svg:x="0.541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E13" table:end-x="0.389cm" table:end-y="0.5cm" draw:z-index="146" draw:name="Grafik 7" draw:style-name="gr1" draw:text-style-name="P1" svg:width="0.4cm" svg:height="0.5cm" svg:x="0.538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F13" table:end-x="0.387cm" table:end-y="0.5cm" draw:z-index="147" draw:name="Grafik 7" draw:style-name="gr1" draw:text-style-name="P1" svg:width="0.4cm" svg:height="0.5cm" svg:x="0.535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G13" table:end-x="0.385cm" table:end-y="0.5cm" draw:z-index="148" draw:name="Grafik 7" draw:style-name="gr1" draw:text-style-name="P1" svg:width="0.4cm" svg:height="0.5cm" svg:x="0.533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H13" table:end-x="0.382cm" table:end-y="0.5cm" draw:z-index="149" draw:name="Grafik 7" draw:style-name="gr1" draw:text-style-name="P1" svg:width="0.4cm" svg:height="0.5cm" svg:x="0.53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I13" table:end-x="0.479cm" table:end-y="0.5cm" draw:z-index="178" draw:name="Grafik 8" draw:style-name="gr1" draw:text-style-name="P1" svg:width="0.5cm" svg:height="0.5cm" svg:x="0.528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J13" table:end-x="0.476cm" table:end-y="0.5cm" draw:z-index="179" draw:name="Grafik 8" draw:style-name="gr1" draw:text-style-name="P1" svg:width="0.5cm" svg:height="0.5cm" svg:x="0.524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K13" table:end-x="0.474cm" table:end-y="0.35cm" draw:z-index="68" draw:name="Grafik 14" draw:style-name="gr1" draw:text-style-name="P1" svg:width="0.5cm" svg:height="0.35cm" svg:x="0.522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L13" table:end-x="0.37cm" table:end-y="0.5cm" draw:z-index="153" draw:name="Grafik 7" draw:style-name="gr1" draw:text-style-name="P1" svg:width="0.4cm" svg:height="0.5cm" svg:x="0.519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M13" table:end-x="0.368cm" table:end-y="0.5cm" draw:z-index="154" draw:name="Grafik 7" draw:style-name="gr1" draw:text-style-name="P1" svg:width="0.4cm" svg:height="0.5cm" svg:x="0.516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N13" table:end-x="0.466cm" table:end-y="0.45cm" draw:z-index="267" draw:name="Grafik 4" draw:style-name="gr1" draw:text-style-name="P1" svg:width="0.5cm" svg:height="0.45cm" svg:x="0.514cm" svg:y="0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O13" table:end-x="0.463cm" table:end-y="0.5cm" draw:z-index="128" draw:name="Grafik 15" draw:style-name="gr1" draw:text-style-name="P1" svg:width="0.5cm" svg:height="0.5cm" svg:x="0.511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P13" table:end-x="0.46cm" table:end-y="0.5cm" draw:z-index="129" draw:name="Grafik 15" draw:style-name="gr1" draw:text-style-name="P1" svg:width="0.5cm" svg:height="0.5cm" svg:x="0.509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Q13" table:end-x="0.457cm" table:end-y="0.5cm" draw:z-index="130" draw:name="Grafik 15" draw:style-name="gr1" draw:text-style-name="P1" svg:width="0.5cm" svg:height="0.5cm" svg:x="0.505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R13" table:end-x="0.455cm" table:end-y="0.5cm" draw:z-index="131" draw:name="Grafik 15" draw:style-name="gr1" draw:text-style-name="P1" svg:width="0.5cm" svg:height="0.5cm" svg:x="0.503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S13" table:end-x="0.453cm" table:end-y="0.5cm" draw:z-index="132" draw:name="Grafik 15" draw:style-name="gr1" draw:text-style-name="P1" svg:width="0.5cm" svg:height="0.5cm" svg:x="0.501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T13" table:end-x="0.449cm" table:end-y="0.5cm" draw:z-index="133" draw:name="Grafik 15" draw:style-name="gr1" draw:text-style-name="P1" svg:width="0.5cm" svg:height="0.5cm" svg:x="0.498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U13" table:end-x="0.447cm" table:end-y="0.5cm" draw:z-index="190" draw:name="Grafik 8" draw:style-name="gr1" draw:text-style-name="P1" svg:width="0.5cm" svg:height="0.5cm" svg:x="0.495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V13" table:end-x="0.444cm" table:end-y="0.5cm" draw:z-index="191" draw:name="Grafik 8" draw:style-name="gr1" draw:text-style-name="P1" svg:width="0.5cm" svg:height="0.5cm" svg:x="0.492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W13" table:end-x="0.441cm" table:end-y="0.5cm" draw:z-index="192" draw:name="Grafik 8" draw:style-name="gr1" draw:text-style-name="P1" svg:width="0.5cm" svg:height="0.5cm" svg:x="0.49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X13" table:end-x="0.439cm" table:end-y="0.5cm" draw:z-index="193" draw:name="Grafik 8" draw:style-name="gr1" draw:text-style-name="P1" svg:width="0.5cm" svg:height="0.5cm" svg:x="0.487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Y13" table:end-x="0.436cm" table:end-y="0.5cm" draw:z-index="194" draw:name="Grafik 8" draw:style-name="gr1" draw:text-style-name="P1" svg:width="0.5cm" svg:height="0.5cm" svg:x="0.484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Z13" table:end-x="0.434cm" table:end-y="0.5cm" draw:z-index="195" draw:name="Grafik 8" draw:style-name="gr1" draw:text-style-name="P1" svg:width="0.5cm" svg:height="0.5cm" svg:x="0.482cm" svg:y="0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AA13" table:end-x="0.33cm" table:end-y="0.5cm" draw:z-index="168" draw:name="Grafik 7" draw:style-name="gr1" draw:text-style-name="P1" svg:width="0.4cm" svg:height="0.5cm" svg:x="0.479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AB13" table:end-x="0.328cm" table:end-y="0.5cm" draw:z-index="169" draw:name="Grafik 7" draw:style-name="gr1" draw:text-style-name="P1" svg:width="0.4cm" svg:height="0.5cm" svg:x="0.476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AC13" table:end-x="0.325cm" table:end-y="0.5cm" draw:z-index="170" draw:name="Grafik 7" draw:style-name="gr1" draw:text-style-name="P1" svg:width="0.4cm" svg:height="0.5cm" svg:x="0.473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AD13" table:end-x="0.322cm" table:end-y="0.5cm" draw:z-index="2" draw:name="Grafik 7" draw:style-name="gr1" draw:text-style-name="P1" svg:width="0.4cm" svg:height="0.5cm" svg:x="0.471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AE13" table:end-x="0.32cm" table:end-y="0.5cm" draw:z-index="171" draw:name="Grafik 7" draw:style-name="gr1" draw:text-style-name="P1" svg:width="0.4cm" svg:height="0.5cm" svg:x="0.468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33:50</text:p>
          </table:table-cell>
          <table:table-cell office:value-type="float" office:value="33">
            <text:p>33</text:p>
          </table:table-cell>
          <table:table-cell table:number-columns-repeated="990"/>
        </table:table-row>
        <table:table-row table:style-name="ro1">
          <table:table-cell office:value-type="float" office:value="13">
            <text:p>13</text:p>
            <draw:frame table:end-cell-address="Tabelle1.B14" table:end-x="0.498cm" table:end-y="0.501cm" draw:z-index="16" draw:name="Grafik 12" draw:style-name="gr1" draw:text-style-name="P1" svg:width="0.5cm" svg:height="0.5cm" svg:x="0.546cm" svg:y="0.001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C14" table:end-x="0.495cm" table:end-y="0.501cm" draw:z-index="32" draw:name="Grafik 12" draw:style-name="gr1" draw:text-style-name="P1" svg:width="0.5cm" svg:height="0.5cm" svg:x="0.543cm" svg:y="0.001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D14" table:end-x="0.493cm" table:end-y="0.451cm" draw:z-index="257" draw:name="Grafik 4" draw:style-name="gr1" draw:text-style-name="P1" svg:width="0.5cm" svg:height="0.45cm" svg:x="0.541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E14" table:end-x="0.489cm" table:end-y="0.451cm" draw:z-index="258" draw:name="Grafik 4" draw:style-name="gr1" draw:text-style-name="P1" svg:width="0.5cm" svg:height="0.45cm" svg:x="0.538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F14" table:end-x="0.387cm" table:end-y="0.501cm" draw:z-index="91" draw:name="Grafik 13" draw:style-name="gr1" draw:text-style-name="P1" svg:width="0.4cm" svg:height="0.5cm" svg:x="0.535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G14" table:end-x="0.485cm" table:end-y="0.451cm" draw:z-index="260" draw:name="Grafik 4" draw:style-name="gr1" draw:text-style-name="P1" svg:width="0.5cm" svg:height="0.45cm" svg:x="0.533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H14" table:end-x="0.482cm" table:end-y="0.451cm" draw:z-index="261" draw:name="Grafik 4" draw:style-name="gr1" draw:text-style-name="P1" svg:width="0.5cm" svg:height="0.45cm" svg:x="0.53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I14" table:end-x="0.479cm" table:end-y="0.451cm" draw:z-index="262" draw:name="Grafik 4" draw:style-name="gr1" draw:text-style-name="P1" svg:width="0.5cm" svg:height="0.45cm" svg:x="0.528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J14" table:end-x="0.476cm" table:end-y="0.451cm" draw:z-index="263" draw:name="Grafik 4" draw:style-name="gr1" draw:text-style-name="P1" svg:width="0.5cm" svg:height="0.45cm" svg:x="0.524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K14" table:end-x="0.474cm" table:end-y="0.451cm" draw:z-index="264" draw:name="Grafik 4" draw:style-name="gr1" draw:text-style-name="P1" svg:width="0.5cm" svg:height="0.45cm" svg:x="0.522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L14" table:end-x="0.47cm" table:end-y="0.351cm" draw:z-index="69" draw:name="Grafik 14" draw:style-name="gr1" draw:text-style-name="P1" svg:width="0.5cm" svg:height="0.35cm" svg:x="0.519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M14" table:end-x="0.468cm" table:end-y="0.351cm" draw:z-index="70" draw:name="Grafik 14" draw:style-name="gr1" draw:text-style-name="P1" svg:width="0.5cm" svg:height="0.35cm" svg:x="0.516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N14" table:end-x="0.466cm" table:end-y="0.501cm" draw:z-index="127" draw:name="Grafik 15" draw:style-name="gr1" draw:text-style-name="P1" svg:width="0.5cm" svg:height="0.5cm" svg:x="0.514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O14" table:end-x="0.463cm" table:end-y="0.501cm" draw:z-index="184" draw:name="Grafik 8" draw:style-name="gr1" draw:text-style-name="P1" svg:width="0.5cm" svg:height="0.5cm" svg:x="0.511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P14" table:end-x="0.46cm" table:end-y="0.501cm" draw:z-index="185" draw:name="Grafik 8" draw:style-name="gr1" draw:text-style-name="P1" svg:width="0.5cm" svg:height="0.5cm" svg:x="0.509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Q14" table:end-x="0.457cm" table:end-y="0.501cm" draw:z-index="186" draw:name="Grafik 8" draw:style-name="gr1" draw:text-style-name="P1" svg:width="0.5cm" svg:height="0.5cm" svg:x="0.505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R14" table:end-x="0.455cm" table:end-y="0.501cm" draw:z-index="187" draw:name="Grafik 8" draw:style-name="gr1" draw:text-style-name="P1" svg:width="0.5cm" svg:height="0.5cm" svg:x="0.503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S14" table:end-x="0.453cm" table:end-y="0.501cm" draw:z-index="188" draw:name="Grafik 8" draw:style-name="gr1" draw:text-style-name="P1" svg:width="0.5cm" svg:height="0.5cm" svg:x="0.501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T14" table:end-x="0.449cm" table:end-y="0.351cm" draw:z-index="75" draw:name="Grafik 14" draw:style-name="gr1" draw:text-style-name="P1" svg:width="0.5cm" svg:height="0.35cm" svg:x="0.498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U14" table:end-x="0.447cm" table:end-y="0.501cm" draw:z-index="134" draw:name="Grafik 15" draw:style-name="gr1" draw:text-style-name="P1" svg:width="0.5cm" svg:height="0.5cm" svg:x="0.495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V14" table:end-x="0.444cm" table:end-y="0.501cm" draw:z-index="135" draw:name="Grafik 15" draw:style-name="gr1" draw:text-style-name="P1" svg:width="0.5cm" svg:height="0.5cm" svg:x="0.492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W14" table:end-x="0.441cm" table:end-y="0.501cm" draw:z-index="136" draw:name="Grafik 15" draw:style-name="gr1" draw:text-style-name="P1" svg:width="0.5cm" svg:height="0.5cm" svg:x="0.49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X14" table:end-x="0.439cm" table:end-y="0.501cm" draw:z-index="137" draw:name="Grafik 15" draw:style-name="gr1" draw:text-style-name="P1" svg:width="0.5cm" svg:height="0.5cm" svg:x="0.487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Y14" table:end-x="0.436cm" table:end-y="0.501cm" draw:z-index="138" draw:name="Grafik 15" draw:style-name="gr1" draw:text-style-name="P1" svg:width="0.5cm" svg:height="0.5cm" svg:x="0.484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Z14" table:end-x="0.434cm" table:end-y="0.501cm" draw:z-index="139" draw:name="Grafik 15" draw:style-name="gr1" draw:text-style-name="P1" svg:width="0.5cm" svg:height="0.5cm" svg:x="0.482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AA14" table:end-x="0.43cm" table:end-y="0.501cm" draw:z-index="140" draw:name="Grafik 15" draw:style-name="gr1" draw:text-style-name="P1" svg:width="0.5cm" svg:height="0.5cm" svg:x="0.479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AB14" table:end-x="0.428cm" table:end-y="0.501cm" draw:z-index="141" draw:name="Grafik 15" draw:style-name="gr1" draw:text-style-name="P1" svg:width="0.5cm" svg:height="0.5cm" svg:x="0.476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AC14" table:end-x="0.425cm" table:end-y="0.501cm" draw:z-index="142" draw:name="Grafik 15" draw:style-name="gr1" draw:text-style-name="P1" svg:width="0.5cm" svg:height="0.5cm" svg:x="0.473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AD14" table:end-x="0.422cm" table:end-y="0.501cm" draw:z-index="14" draw:name="Grafik 15" draw:style-name="gr1" draw:text-style-name="P1" svg:width="0.5cm" svg:height="0.5cm" svg:x="0.471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AE14" table:end-x="0.42cm" table:end-y="0.501cm" draw:z-index="143" draw:name="Grafik 15" draw:style-name="gr1" draw:text-style-name="P1" svg:width="0.5cm" svg:height="0.5cm" svg:x="0.468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28:51</text:p>
          </table:table-cell>
          <table:table-cell office:value-type="float" office:value="30">
            <text:p>30</text:p>
          </table:table-cell>
          <table:table-cell table:number-columns-repeated="990"/>
        </table:table-row>
        <table:table-row table:style-name="ro1">
          <table:table-cell office:value-type="float" office:value="14">
            <text:p>14</text:p>
            <draw:frame table:end-cell-address="Tabelle1.B15" table:end-x="0.398cm" table:end-y="0.501cm" draw:z-index="18" draw:name="Grafik 13" draw:style-name="gr1" draw:text-style-name="P1" svg:width="0.4cm" svg:height="0.5cm" svg:x="0.546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C15" table:end-x="0.495cm" table:end-y="0.501cm" draw:z-index="228" draw:name="Grafik 11" draw:style-name="gr1" draw:text-style-name="P1" svg:width="0.5cm" svg:height="0.5cm" svg:x="0.543cm" svg:y="0.001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D15" table:end-x="0.493cm" table:end-y="0.501cm" draw:z-index="33" draw:name="Grafik 12" draw:style-name="gr1" draw:text-style-name="P1" svg:width="0.5cm" svg:height="0.5cm" svg:x="0.541cm" svg:y="0.001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E15" table:end-x="0.489cm" table:end-y="0.501cm" draw:z-index="118" draw:name="Grafik 15" draw:style-name="gr1" draw:text-style-name="P1" svg:width="0.5cm" svg:height="0.5cm" svg:x="0.538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F15" table:end-x="0.487cm" table:end-y="0.451cm" draw:z-index="259" draw:name="Grafik 4" draw:style-name="gr1" draw:text-style-name="P1" svg:width="0.5cm" svg:height="0.45cm" svg:x="0.535cm" svg:y="0.001cm">
              <draw:image xlink:href="Pictures/100002010000004A0000003C70AAD08C.png" xlink:type="simple" xlink:show="embed" xlink:actuate="onLoad">
                <text:p/>
              </draw:image>
            </draw:frame>
          </table:table-cell>
          <table:table-cell>
            <draw:frame table:end-cell-address="Tabelle1.G15" table:end-x="0.385cm" table:end-y="0.501cm" draw:z-index="92" draw:name="Grafik 13" draw:style-name="gr1" draw:text-style-name="P1" svg:width="0.4cm" svg:height="0.5cm" svg:x="0.533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H15" table:end-x="0.382cm" table:end-y="0.501cm" draw:z-index="93" draw:name="Grafik 13" draw:style-name="gr1" draw:text-style-name="P1" svg:width="0.4cm" svg:height="0.5cm" svg:x="0.53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I15" table:end-x="0.379cm" table:end-y="0.501cm" draw:z-index="94" draw:name="Grafik 13" draw:style-name="gr1" draw:text-style-name="P1" svg:width="0.4cm" svg:height="0.5cm" svg:x="0.528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J15" table:end-x="0.476cm" table:end-y="0.501cm" draw:z-index="123" draw:name="Grafik 15" draw:style-name="gr1" draw:text-style-name="P1" svg:width="0.5cm" svg:height="0.5cm" svg:x="0.524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K15" table:end-x="0.474cm" table:end-y="0.501cm" draw:z-index="40" draw:name="Grafik 12" draw:style-name="gr1" draw:text-style-name="P1" svg:width="0.5cm" svg:height="0.5cm" svg:x="0.522cm" svg:y="0.001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L15" table:end-x="0.47cm" table:end-y="0.501cm" draw:z-index="125" draw:name="Grafik 15" draw:style-name="gr1" draw:text-style-name="P1" svg:width="0.5cm" svg:height="0.5cm" svg:x="0.519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M15" table:end-x="0.468cm" table:end-y="0.501cm" draw:z-index="126" draw:name="Grafik 15" draw:style-name="gr1" draw:text-style-name="P1" svg:width="0.5cm" svg:height="0.5cm" svg:x="0.516cm" svg:y="0.001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N15" table:end-x="0.466cm" table:end-y="0.351cm" draw:z-index="71" draw:name="Grafik 14" draw:style-name="gr1" draw:text-style-name="P1" svg:width="0.5cm" svg:height="0.35cm" svg:x="0.514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O15" table:end-x="0.463cm" table:end-y="0.351cm" draw:z-index="72" draw:name="Grafik 14" draw:style-name="gr1" draw:text-style-name="P1" svg:width="0.5cm" svg:height="0.35cm" svg:x="0.511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P15" table:end-x="0.46cm" table:end-y="0.351cm" draw:z-index="73" draw:name="Grafik 14" draw:style-name="gr1" draw:text-style-name="P1" svg:width="0.5cm" svg:height="0.35cm" svg:x="0.509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Q15" table:end-x="0.457cm" table:end-y="0.351cm" draw:z-index="74" draw:name="Grafik 14" draw:style-name="gr1" draw:text-style-name="P1" svg:width="0.5cm" svg:height="0.35cm" svg:x="0.505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R15" table:end-x="0.455cm" table:end-y="0.351cm" draw:z-index="76" draw:name="Grafik 14" draw:style-name="gr1" draw:text-style-name="P1" svg:width="0.5cm" svg:height="0.35cm" svg:x="0.503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S15" table:end-x="0.453cm" table:end-y="0.351cm" draw:z-index="77" draw:name="Grafik 14" draw:style-name="gr1" draw:text-style-name="P1" svg:width="0.5cm" svg:height="0.35cm" svg:x="0.501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T15" table:end-x="0.449cm" table:end-y="0.501cm" draw:z-index="189" draw:name="Grafik 8" draw:style-name="gr1" draw:text-style-name="P1" svg:width="0.5cm" svg:height="0.5cm" svg:x="0.498cm" svg:y="0.001cm">
              <draw:image xlink:href="Pictures/10000201000000380000003C84954127.png" xlink:type="simple" xlink:show="embed" xlink:actuate="onLoad">
                <text:p/>
              </draw:image>
            </draw:frame>
          </table:table-cell>
          <table:table-cell>
            <draw:frame table:end-cell-address="Tabelle1.U15" table:end-x="0.447cm" table:end-y="0.351cm" draw:z-index="78" draw:name="Grafik 14" draw:style-name="gr1" draw:text-style-name="P1" svg:width="0.5cm" svg:height="0.35cm" svg:x="0.495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V15" table:end-x="0.444cm" table:end-y="0.351cm" draw:z-index="79" draw:name="Grafik 14" draw:style-name="gr1" draw:text-style-name="P1" svg:width="0.5cm" svg:height="0.35cm" svg:x="0.492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W15" table:end-x="0.441cm" table:end-y="0.501cm" draw:z-index="52" draw:name="Grafik 12" draw:style-name="gr1" draw:text-style-name="P1" svg:width="0.5cm" svg:height="0.5cm" svg:x="0.49cm" svg:y="0.001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X15" table:end-x="0.439cm" table:end-y="0.501cm" draw:z-index="53" draw:name="Grafik 12" draw:style-name="gr1" draw:text-style-name="P1" svg:width="0.5cm" svg:height="0.5cm" svg:x="0.487cm" svg:y="0.001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Y15" table:end-x="0.436cm" table:end-y="0.351cm" draw:z-index="82" draw:name="Grafik 14" draw:style-name="gr1" draw:text-style-name="P1" svg:width="0.5cm" svg:height="0.35cm" svg:x="0.484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Z15" table:end-x="0.434cm" table:end-y="0.351cm" draw:z-index="83" draw:name="Grafik 14" draw:style-name="gr1" draw:text-style-name="P1" svg:width="0.5cm" svg:height="0.35cm" svg:x="0.482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AA15" table:end-x="0.43cm" table:end-y="0.351cm" draw:z-index="84" draw:name="Grafik 14" draw:style-name="gr1" draw:text-style-name="P1" svg:width="0.5cm" svg:height="0.35cm" svg:x="0.479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AB15" table:end-x="0.428cm" table:end-y="0.351cm" draw:z-index="85" draw:name="Grafik 14" draw:style-name="gr1" draw:text-style-name="P1" svg:width="0.5cm" svg:height="0.35cm" svg:x="0.476cm" svg:y="0.001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AC15" table:end-x="0.325cm" table:end-y="0.501cm" draw:z-index="114" draw:name="Grafik 13" draw:style-name="gr1" draw:text-style-name="P1" svg:width="0.4cm" svg:height="0.5cm" svg:x="0.473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AD15" table:end-x="0.322cm" table:end-y="0.501cm" draw:z-index="1" draw:name="Grafik 13" draw:style-name="gr1" draw:text-style-name="P1" svg:width="0.4cm" svg:height="0.5cm" svg:x="0.471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AE15" table:end-x="0.32cm" table:end-y="0.501cm" draw:z-index="115" draw:name="Grafik 13" draw:style-name="gr1" draw:text-style-name="P1" svg:width="0.4cm" svg:height="0.5cm" svg:x="0.468cm" svg:y="0.001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27:54</text:p>
          </table:table-cell>
          <table:table-cell office:value-type="float" office:value="23">
            <text:p>23</text:p>
          </table:table-cell>
          <table:table-cell table:number-columns-repeated="990"/>
        </table:table-row>
        <table:table-row table:style-name="ro1">
          <table:table-cell office:value-type="float" office:value="15">
            <text:p>15</text:p>
            <draw:frame table:end-cell-address="Tabelle1.B16" table:end-x="0.498cm" table:end-y="0.5cm" draw:z-index="23" draw:name="Grafik 11" draw:style-name="gr1" draw:text-style-name="P1" svg:width="0.5cm" svg:height="0.5cm" svg:x="0.546cm" svg:y="0cm">
              <draw:image xlink:href="Pictures/10000201000000390000003C9B577D87.png" xlink:type="simple" xlink:show="embed" xlink:actuate="onLoad">
                <text:p/>
              </draw:image>
            </draw:frame>
          </table:table-cell>
          <table:table-cell>
            <draw:frame table:end-cell-address="Tabelle1.C16" table:end-x="0.395cm" table:end-y="0.5cm" draw:z-index="144" draw:name="Grafik 7" draw:style-name="gr1" draw:text-style-name="P1" svg:width="0.4cm" svg:height="0.5cm" svg:x="0.543cm" svg:y="0cm">
              <draw:image xlink:href="Pictures/100002010000002D0000003CCACD5E69.png" xlink:type="simple" xlink:show="embed" xlink:actuate="onLoad">
                <text:p/>
              </draw:image>
            </draw:frame>
          </table:table-cell>
          <table:table-cell>
            <draw:frame table:end-cell-address="Tabelle1.D16" table:end-x="0.493cm" table:end-y="0.5cm" draw:z-index="117" draw:name="Grafik 15" draw:style-name="gr1" draw:text-style-name="P1" svg:width="0.5cm" svg:height="0.5cm" svg:x="0.541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E16" table:end-x="0.489cm" table:end-y="0.5cm" draw:z-index="34" draw:name="Grafik 12" draw:style-name="gr1" draw:text-style-name="P1" svg:width="0.5cm" svg:height="0.5cm" svg:x="0.538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F16" table:end-x="0.487cm" table:end-y="0.5cm" draw:z-index="119" draw:name="Grafik 15" draw:style-name="gr1" draw:text-style-name="P1" svg:width="0.5cm" svg:height="0.5cm" svg:x="0.535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G16" table:end-x="0.485cm" table:end-y="0.5cm" draw:z-index="120" draw:name="Grafik 15" draw:style-name="gr1" draw:text-style-name="P1" svg:width="0.5cm" svg:height="0.5cm" svg:x="0.533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H16" table:end-x="0.482cm" table:end-y="0.5cm" draw:z-index="121" draw:name="Grafik 15" draw:style-name="gr1" draw:text-style-name="P1" svg:width="0.5cm" svg:height="0.5cm" svg:x="0.53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I16" table:end-x="0.479cm" table:end-y="0.5cm" draw:z-index="38" draw:name="Grafik 12" draw:style-name="gr1" draw:text-style-name="P1" svg:width="0.5cm" svg:height="0.5cm" svg:x="0.528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J16" table:end-x="0.476cm" table:end-y="0.5cm" draw:z-index="39" draw:name="Grafik 12" draw:style-name="gr1" draw:text-style-name="P1" svg:width="0.5cm" svg:height="0.5cm" svg:x="0.524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K16" table:end-x="0.474cm" table:end-y="0.5cm" draw:z-index="124" draw:name="Grafik 15" draw:style-name="gr1" draw:text-style-name="P1" svg:width="0.5cm" svg:height="0.5cm" svg:x="0.522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L16" table:end-x="0.47cm" table:end-y="0.5cm" draw:z-index="41" draw:name="Grafik 12" draw:style-name="gr1" draw:text-style-name="P1" svg:width="0.5cm" svg:height="0.5cm" svg:x="0.519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M16" table:end-x="0.468cm" table:end-y="0.5cm" draw:z-index="42" draw:name="Grafik 12" draw:style-name="gr1" draw:text-style-name="P1" svg:width="0.5cm" svg:height="0.5cm" svg:x="0.516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N16" table:end-x="0.466cm" table:end-y="0.5cm" draw:z-index="43" draw:name="Grafik 12" draw:style-name="gr1" draw:text-style-name="P1" svg:width="0.5cm" svg:height="0.5cm" svg:x="0.514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O16" table:end-x="0.463cm" table:end-y="0.5cm" draw:z-index="44" draw:name="Grafik 12" draw:style-name="gr1" draw:text-style-name="P1" svg:width="0.5cm" svg:height="0.5cm" svg:x="0.511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P16" table:end-x="0.46cm" table:end-y="0.5cm" draw:z-index="45" draw:name="Grafik 12" draw:style-name="gr1" draw:text-style-name="P1" svg:width="0.5cm" svg:height="0.5cm" svg:x="0.509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Q16" table:end-x="0.457cm" table:end-y="0.5cm" draw:z-index="46" draw:name="Grafik 12" draw:style-name="gr1" draw:text-style-name="P1" svg:width="0.5cm" svg:height="0.5cm" svg:x="0.505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R16" table:end-x="0.455cm" table:end-y="0.5cm" draw:z-index="47" draw:name="Grafik 12" draw:style-name="gr1" draw:text-style-name="P1" svg:width="0.5cm" svg:height="0.5cm" svg:x="0.503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S16" table:end-x="0.453cm" table:end-y="0.5cm" draw:z-index="48" draw:name="Grafik 12" draw:style-name="gr1" draw:text-style-name="P1" svg:width="0.5cm" svg:height="0.5cm" svg:x="0.501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T16" table:end-x="0.449cm" table:end-y="0.5cm" draw:z-index="49" draw:name="Grafik 12" draw:style-name="gr1" draw:text-style-name="P1" svg:width="0.5cm" svg:height="0.5cm" svg:x="0.498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U16" table:end-x="0.447cm" table:end-y="0.5cm" draw:z-index="50" draw:name="Grafik 12" draw:style-name="gr1" draw:text-style-name="P1" svg:width="0.5cm" svg:height="0.5cm" svg:x="0.495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V16" table:end-x="0.444cm" table:end-y="0.5cm" draw:z-index="51" draw:name="Grafik 12" draw:style-name="gr1" draw:text-style-name="P1" svg:width="0.5cm" svg:height="0.5cm" svg:x="0.492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W16" table:end-x="0.441cm" table:end-y="0.35cm" draw:z-index="80" draw:name="Grafik 14" draw:style-name="gr1" draw:text-style-name="P1" svg:width="0.5cm" svg:height="0.35cm" svg:x="0.49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X16" table:end-x="0.439cm" table:end-y="0.35cm" draw:z-index="81" draw:name="Grafik 14" draw:style-name="gr1" draw:text-style-name="P1" svg:width="0.5cm" svg:height="0.35cm" svg:x="0.487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Y16" table:end-x="0.436cm" table:end-y="0.5cm" draw:z-index="54" draw:name="Grafik 12" draw:style-name="gr1" draw:text-style-name="P1" svg:width="0.5cm" svg:height="0.5cm" svg:x="0.484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Z16" table:end-x="0.434cm" table:end-y="0.5cm" draw:z-index="55" draw:name="Grafik 12" draw:style-name="gr1" draw:text-style-name="P1" svg:width="0.5cm" svg:height="0.5cm" svg:x="0.482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AA16" table:end-x="0.43cm" table:end-y="0.5cm" draw:z-index="56" draw:name="Grafik 12" draw:style-name="gr1" draw:text-style-name="P1" svg:width="0.5cm" svg:height="0.5cm" svg:x="0.479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AB16" table:end-x="0.328cm" table:end-y="0.5cm" draw:z-index="113" draw:name="Grafik 13" draw:style-name="gr1" draw:text-style-name="P1" svg:width="0.4cm" svg:height="0.5cm" svg:x="0.476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AC16" table:end-x="0.425cm" table:end-y="0.35cm" draw:z-index="86" draw:name="Grafik 14" draw:style-name="gr1" draw:text-style-name="P1" svg:width="0.5cm" svg:height="0.35cm" svg:x="0.473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AD16" table:end-x="0.422cm" table:end-y="0.35cm" draw:z-index="0" draw:name="Grafik 14" draw:style-name="gr1" draw:text-style-name="P1" svg:width="0.5cm" svg:height="0.35cm" svg:x="0.471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>
            <draw:frame table:end-cell-address="Tabelle1.AE16" table:end-x="0.42cm" table:end-y="0.35cm" draw:z-index="87" draw:name="Grafik 14" draw:style-name="gr1" draw:text-style-name="P1" svg:width="0.5cm" svg:height="0.35cm" svg:x="0.468cm" svg:y="0cm">
              <draw:image xlink:href="Pictures/100002010000003C0000001F67A0BA0F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29:58</text:p>
          </table:table-cell>
          <table:table-cell office:value-type="float" office:value="22">
            <text:p>22</text:p>
          </table:table-cell>
          <table:table-cell table:number-columns-repeated="990"/>
        </table:table-row>
        <table:table-row table:style-name="ro1">
          <table:table-cell office:value-type="float" office:value="16">
            <text:p>16</text:p>
            <draw:frame table:end-cell-address="Tabelle1.B17" table:end-x="0.498cm" table:end-y="0.5cm" draw:z-index="19" draw:name="Grafik 15" draw:style-name="gr1" draw:text-style-name="P1" svg:width="0.5cm" svg:height="0.5cm" svg:x="0.546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C17" table:end-x="0.495cm" table:end-y="0.5cm" draw:z-index="116" draw:name="Grafik 15" draw:style-name="gr1" draw:text-style-name="P1" svg:width="0.5cm" svg:height="0.5cm" svg:x="0.543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D17" table:end-x="0.393cm" table:end-y="0.5cm" draw:z-index="89" draw:name="Grafik 13" draw:style-name="gr1" draw:text-style-name="P1" svg:width="0.4cm" svg:height="0.5cm" svg:x="0.541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E17" table:end-x="0.389cm" table:end-y="0.5cm" draw:z-index="90" draw:name="Grafik 13" draw:style-name="gr1" draw:text-style-name="P1" svg:width="0.4cm" svg:height="0.5cm" svg:x="0.538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F17" table:end-x="0.487cm" table:end-y="0.5cm" draw:z-index="35" draw:name="Grafik 12" draw:style-name="gr1" draw:text-style-name="P1" svg:width="0.5cm" svg:height="0.5cm" svg:x="0.535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G17" table:end-x="0.485cm" table:end-y="0.5cm" draw:z-index="36" draw:name="Grafik 12" draw:style-name="gr1" draw:text-style-name="P1" svg:width="0.5cm" svg:height="0.5cm" svg:x="0.533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H17" table:end-x="0.482cm" table:end-y="0.5cm" draw:z-index="37" draw:name="Grafik 12" draw:style-name="gr1" draw:text-style-name="P1" svg:width="0.5cm" svg:height="0.5cm" svg:x="0.53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I17" table:end-x="0.479cm" table:end-y="0.5cm" draw:z-index="122" draw:name="Grafik 15" draw:style-name="gr1" draw:text-style-name="P1" svg:width="0.5cm" svg:height="0.5cm" svg:x="0.528cm" svg:y="0cm">
              <draw:image xlink:href="Pictures/100002010000003C0000003CC8EB5FEB.png" xlink:type="simple" xlink:show="embed" xlink:actuate="onLoad">
                <text:p/>
              </draw:image>
            </draw:frame>
          </table:table-cell>
          <table:table-cell>
            <draw:frame table:end-cell-address="Tabelle1.J17" table:end-x="0.376cm" table:end-y="0.5cm" draw:z-index="95" draw:name="Grafik 13" draw:style-name="gr1" draw:text-style-name="P1" svg:width="0.4cm" svg:height="0.5cm" svg:x="0.524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K17" table:end-x="0.374cm" table:end-y="0.5cm" draw:z-index="96" draw:name="Grafik 13" draw:style-name="gr1" draw:text-style-name="P1" svg:width="0.4cm" svg:height="0.5cm" svg:x="0.522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L17" table:end-x="0.37cm" table:end-y="0.5cm" draw:z-index="97" draw:name="Grafik 13" draw:style-name="gr1" draw:text-style-name="P1" svg:width="0.4cm" svg:height="0.5cm" svg:x="0.519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M17" table:end-x="0.368cm" table:end-y="0.5cm" draw:z-index="98" draw:name="Grafik 13" draw:style-name="gr1" draw:text-style-name="P1" svg:width="0.4cm" svg:height="0.5cm" svg:x="0.516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N17" table:end-x="0.366cm" table:end-y="0.5cm" draw:z-index="99" draw:name="Grafik 13" draw:style-name="gr1" draw:text-style-name="P1" svg:width="0.4cm" svg:height="0.5cm" svg:x="0.514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O17" table:end-x="0.363cm" table:end-y="0.5cm" draw:z-index="100" draw:name="Grafik 13" draw:style-name="gr1" draw:text-style-name="P1" svg:width="0.4cm" svg:height="0.5cm" svg:x="0.511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P17" table:end-x="0.36cm" table:end-y="0.5cm" draw:z-index="101" draw:name="Grafik 13" draw:style-name="gr1" draw:text-style-name="P1" svg:width="0.4cm" svg:height="0.5cm" svg:x="0.509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Q17" table:end-x="0.357cm" table:end-y="0.5cm" draw:z-index="102" draw:name="Grafik 13" draw:style-name="gr1" draw:text-style-name="P1" svg:width="0.4cm" svg:height="0.5cm" svg:x="0.505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R17" table:end-x="0.355cm" table:end-y="0.5cm" draw:z-index="103" draw:name="Grafik 13" draw:style-name="gr1" draw:text-style-name="P1" svg:width="0.4cm" svg:height="0.5cm" svg:x="0.503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S17" table:end-x="0.353cm" table:end-y="0.5cm" draw:z-index="104" draw:name="Grafik 13" draw:style-name="gr1" draw:text-style-name="P1" svg:width="0.4cm" svg:height="0.5cm" svg:x="0.501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T17" table:end-x="0.349cm" table:end-y="0.5cm" draw:z-index="105" draw:name="Grafik 13" draw:style-name="gr1" draw:text-style-name="P1" svg:width="0.4cm" svg:height="0.5cm" svg:x="0.498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U17" table:end-x="0.347cm" table:end-y="0.5cm" draw:z-index="106" draw:name="Grafik 13" draw:style-name="gr1" draw:text-style-name="P1" svg:width="0.4cm" svg:height="0.5cm" svg:x="0.495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V17" table:end-x="0.344cm" table:end-y="0.5cm" draw:z-index="107" draw:name="Grafik 13" draw:style-name="gr1" draw:text-style-name="P1" svg:width="0.4cm" svg:height="0.5cm" svg:x="0.492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W17" table:end-x="0.341cm" table:end-y="0.5cm" draw:z-index="108" draw:name="Grafik 13" draw:style-name="gr1" draw:text-style-name="P1" svg:width="0.4cm" svg:height="0.5cm" svg:x="0.49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X17" table:end-x="0.339cm" table:end-y="0.5cm" draw:z-index="109" draw:name="Grafik 13" draw:style-name="gr1" draw:text-style-name="P1" svg:width="0.4cm" svg:height="0.5cm" svg:x="0.487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Y17" table:end-x="0.336cm" table:end-y="0.5cm" draw:z-index="110" draw:name="Grafik 13" draw:style-name="gr1" draw:text-style-name="P1" svg:width="0.4cm" svg:height="0.5cm" svg:x="0.484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Z17" table:end-x="0.334cm" table:end-y="0.5cm" draw:z-index="111" draw:name="Grafik 13" draw:style-name="gr1" draw:text-style-name="P1" svg:width="0.4cm" svg:height="0.5cm" svg:x="0.482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AA17" table:end-x="0.33cm" table:end-y="0.5cm" draw:z-index="112" draw:name="Grafik 13" draw:style-name="gr1" draw:text-style-name="P1" svg:width="0.4cm" svg:height="0.5cm" svg:x="0.479cm" svg:y="0cm">
              <draw:image xlink:href="Pictures/100002010000002E0000003CED605545.png" xlink:type="simple" xlink:show="embed" xlink:actuate="onLoad">
                <text:p/>
              </draw:image>
            </draw:frame>
          </table:table-cell>
          <table:table-cell>
            <draw:frame table:end-cell-address="Tabelle1.AB17" table:end-x="0.428cm" table:end-y="0.5cm" draw:z-index="57" draw:name="Grafik 12" draw:style-name="gr1" draw:text-style-name="P1" svg:width="0.5cm" svg:height="0.5cm" svg:x="0.476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AC17" table:end-x="0.425cm" table:end-y="0.5cm" draw:z-index="58" draw:name="Grafik 12" draw:style-name="gr1" draw:text-style-name="P1" svg:width="0.5cm" svg:height="0.5cm" svg:x="0.473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AD17" table:end-x="0.422cm" table:end-y="0.5cm" draw:z-index="13" draw:name="Grafik 12" draw:style-name="gr1" draw:text-style-name="P1" svg:width="0.5cm" svg:height="0.5cm" svg:x="0.471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>
            <draw:frame table:end-cell-address="Tabelle1.AE17" table:end-x="0.42cm" table:end-y="0.5cm" draw:z-index="59" draw:name="Grafik 12" draw:style-name="gr1" draw:text-style-name="P1" svg:width="0.5cm" svg:height="0.5cm" svg:x="0.468cm" svg:y="0cm">
              <draw:image xlink:href="Pictures/10000201000000320000003CBC9FCA3C.png" xlink:type="simple" xlink:show="embed" xlink:actuate="onLoad">
                <text:p/>
              </draw:image>
            </draw:frame>
          </table:table-cell>
          <table:table-cell/>
          <table:table-cell office:value-type="float" office:value="29">
            <text:p>29</text:p>
          </table:table-cell>
          <table:table-cell office:value-type="string">
            <text:p>21:60</text:p>
          </table:table-cell>
          <table:table-cell office:value-type="float" office:value="20">
            <text:p>20</text:p>
          </table:table-cell>
          <table:table-cell table:number-columns-repeated="99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4">24.07.2020</text:date>, <text:time>13:07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1:21:35.66</meta:creation-date>
    <meta:generator>OpenOffice/4.1.5$Win32 OpenOffice.org_project/415m1$Build-9789</meta:generator>
    <dc:date>2020-07-24T13:07:22.54</dc:date>
    <meta:editing-duration>PT1H45M31S</meta:editing-duration>
    <meta:editing-cycles>40</meta:editing-cycles>
    <meta:document-statistic meta:table-count="3" meta:cell-count="97" meta:object-count="480"/>
  </office:meta>
</office:document-meta>
</file>